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591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7201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4.0098in"/>
    </style:style>
    <style:style style:name="co8" style:family="table-column">
      <style:table-column-properties fo:break-before="auto" style:column-width="3.688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10" table:default-cell-style-name="Default"/>
        <table:table-row table:style-name="ro1">
          <table:table-cell office:value-type="string">
            <text:p>UnHalted Core Cycles</text:p>
          </table:table-cell>
          <table:table-cell office:value-type="string">
            <text:p>cycles:u</text:p>
          </table:table-cell>
          <table:table-cell office:value-type="float" office:value="737075188">
            <text:p>737075188</text:p>
          </table:table-cell>
          <table:table-cell office:value-type="float" office:value="651114733">
            <text:p>651114733</text:p>
          </table:table-cell>
          <table:table-cell office:value-type="float" office:value="595301641">
            <text:p>595301641</text:p>
          </table:table-cell>
          <table:table-cell table:number-columns-repeated="3"/>
          <table:table-cell table:formula="of:=[$Sheet3.$O$2]" office:value-type="float" office:value="738929978">
            <text:p>738929978</text:p>
          </table:table-cell>
          <table:table-cell table:formula="of:=[$Sheet3.$P$2]" office:value-type="float" office:value="652836110">
            <text:p>652836110</text:p>
          </table:table-cell>
          <table:table-cell table:formula="of:=[$Sheet3.$Q$2]" office:value-type="float" office:value="598867763">
            <text:p>598867763</text:p>
          </table:table-cell>
          <table:table-cell/>
          <table:table-cell table:formula="of:=[$Sheet4.$O$2]" office:value-type="float" office:value="740363921.9">
            <text:p>740363921.9</text:p>
          </table:table-cell>
          <table:table-cell table:formula="of:=[$Sheet4.$P$2]" office:value-type="float" office:value="651677382.14">
            <text:p>651677382.14</text:p>
          </table:table-cell>
          <table:table-cell table:formula="of:=[$Sheet4.$Q$2]" office:value-type="float" office:value="595309260.29">
            <text:p>595309260.29</text:p>
          </table:table-cell>
        </table:table-row>
        <table:table-row table:style-name="ro2">
          <table:table-cell office:value-type="string">
            <text:p>LD_BLOCKS_PARTIAL.ADDRESS_ALIAS</text:p>
          </table:table-cell>
          <table:table-cell office:value-type="string">
            <text:p>r0107:u</text:p>
          </table:table-cell>
          <table:table-cell office:value-type="float" office:value="334949859">
            <text:p>334949859</text:p>
          </table:table-cell>
          <table:table-cell office:value-type="float" office:value="40025665">
            <text:p>40025665</text:p>
          </table:table-cell>
          <table:table-cell office:value-type="float" office:value="58681">
            <text:p>58681</text:p>
          </table:table-cell>
          <table:table-cell table:number-columns-repeated="3"/>
          <table:table-cell table:formula="of:=[$Sheet3.$O$3]" office:value-type="float" office:value="335615780">
            <text:p>335615780</text:p>
          </table:table-cell>
          <table:table-cell table:formula="of:=[$Sheet3.$P$3]" office:value-type="float" office:value="39834189">
            <text:p>39834189</text:p>
          </table:table-cell>
          <table:table-cell table:formula="of:=[$Sheet3.$Q$3]" office:value-type="float" office:value="55051">
            <text:p>55051</text:p>
          </table:table-cell>
          <table:table-cell/>
          <table:table-cell table:formula="of:=[$Sheet4.$O$3]" office:value-type="float" office:value="335093628.35">
            <text:p>335093628.35</text:p>
          </table:table-cell>
          <table:table-cell table:formula="of:=[$Sheet4.$P$3]" office:value-type="float" office:value="39976356.69">
            <text:p>39976356.69</text:p>
          </table:table-cell>
          <table:table-cell table:formula="of:=[$Sheet4.$Q$3]" office:value-type="float" office:value="58454.89">
            <text:p>58454.89</text:p>
          </table:table-cell>
        </table:table-row>
        <table:table-row table:style-name="ro2">
          <table:table-cell office:value-type="string">
            <text:p>MISALIGN_MEM_REF.LOADS</text:p>
          </table:table-cell>
          <table:table-cell office:value-type="string">
            <text:p>r0105:u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  <table:table-cell table:number-columns-repeated="3"/>
          <table:table-cell table:formula="of:=[$Sheet3.$O$4]" office:value-type="float" office:value="69">
            <text:p>69</text:p>
          </table:table-cell>
          <table:table-cell table:formula="of:=[$Sheet3.$P$4]" office:value-type="float" office:value="165">
            <text:p>165</text:p>
          </table:table-cell>
          <table:table-cell table:formula="of:=[$Sheet3.$Q$4]" office:value-type="float" office:value="174">
            <text:p>174</text:p>
          </table:table-cell>
          <table:table-cell/>
          <table:table-cell table:formula="of:=[$Sheet4.$O$4]" office:value-type="float" office:value="72.33">
            <text:p>72.33</text:p>
          </table:table-cell>
          <table:table-cell table:formula="of:=[$Sheet4.$P$4]" office:value-type="float" office:value="77.43">
            <text:p>77.43</text:p>
          </table:table-cell>
          <table:table-cell table:formula="of:=[$Sheet4.$Q$4]" office:value-type="float" office:value="68.7">
            <text:p>68.7</text:p>
          </table:table-cell>
        </table:table-row>
        <table:table-row table:style-name="ro2">
          <table:table-cell office:value-type="string">
            <text:p>MISALIGN_MEM_REF.STORES</text:p>
          </table:table-cell>
          <table:table-cell office:value-type="string">
            <text:p>r0205:u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3"/>
          <table:table-cell table:formula="of:=[$Sheet3.$O$5]" office:value-type="float" office:value="45">
            <text:p>45</text:p>
          </table:table-cell>
          <table:table-cell table:formula="of:=[$Sheet3.$P$5]" office:value-type="float" office:value="19">
            <text:p>19</text:p>
          </table:table-cell>
          <table:table-cell table:formula="of:=[$Sheet3.$Q$5]" office:value-type="float" office:value="-7">
            <text:p>-7</text:p>
          </table:table-cell>
          <table:table-cell/>
          <table:table-cell table:formula="of:=[$Sheet4.$O$5]" office:value-type="float" office:value="18.27">
            <text:p>18.27</text:p>
          </table:table-cell>
          <table:table-cell table:formula="of:=[$Sheet4.$P$5]" office:value-type="float" office:value="19.45">
            <text:p>19.45</text:p>
          </table:table-cell>
          <table:table-cell table:formula="of:=[$Sheet4.$Q$5]" office:value-type="float" office:value="20">
            <text:p>20</text:p>
          </table:table-cell>
        </table:table-row>
        <table:table-row table:style-name="ro2">
          <table:table-cell office:value-type="string">
            <text:p>DTLB_LOAD_MISSES.MISS_CAUSES_A_WALK</text:p>
          </table:table-cell>
          <table:table-cell office:value-type="string">
            <text:p>r8108:u</text:p>
          </table:table-cell>
          <table:table-cell office:value-type="float" office:value="4459733">
            <text:p>4459733</text:p>
          </table:table-cell>
          <table:table-cell office:value-type="float" office:value="4430824">
            <text:p>4430824</text:p>
          </table:table-cell>
          <table:table-cell office:value-type="float" office:value="4382143">
            <text:p>4382143</text:p>
          </table:table-cell>
          <table:table-cell table:number-columns-repeated="3"/>
          <table:table-cell table:formula="of:=[$Sheet3.$O$6]" office:value-type="float" office:value="4472867">
            <text:p>4472867</text:p>
          </table:table-cell>
          <table:table-cell table:formula="of:=[$Sheet3.$P$6]" office:value-type="float" office:value="4465188">
            <text:p>4465188</text:p>
          </table:table-cell>
          <table:table-cell table:formula="of:=[$Sheet3.$Q$6]" office:value-type="float" office:value="4364448">
            <text:p>4364448</text:p>
          </table:table-cell>
          <table:table-cell/>
          <table:table-cell table:formula="of:=[$Sheet4.$O$6]" office:value-type="float" office:value="4454009.39">
            <text:p>4454009.39</text:p>
          </table:table-cell>
          <table:table-cell table:formula="of:=[$Sheet4.$P$6]" office:value-type="float" office:value="4426897.23">
            <text:p>4426897.23</text:p>
          </table:table-cell>
          <table:table-cell table:formula="of:=[$Sheet4.$Q$6]" office:value-type="float" office:value="4385610.51">
            <text:p>4385610.51</text:p>
          </table:table-cell>
        </table:table-row>
        <table:table-row table:style-name="ro2">
          <table:table-cell office:value-type="string">
            <text:p>MEM_UOPS_RETIRED.STORES</text:p>
          </table:table-cell>
          <table:table-cell office:value-type="string">
            <text:p>r82d0:u</text:p>
          </table:table-cell>
          <table:table-cell office:value-type="float" office:value="167941481">
            <text:p>167941481</text:p>
          </table:table-cell>
          <table:table-cell office:value-type="float" office:value="167941507">
            <text:p>167941507</text:p>
          </table:table-cell>
          <table:table-cell office:value-type="float" office:value="167941481">
            <text:p>167941481</text:p>
          </table:table-cell>
          <table:table-cell table:number-columns-repeated="3"/>
          <table:table-cell table:formula="of:=[$Sheet3.$O$7]" office:value-type="float" office:value="167941481">
            <text:p>167941481</text:p>
          </table:table-cell>
          <table:table-cell table:formula="of:=[$Sheet3.$P$7]" office:value-type="float" office:value="167941507">
            <text:p>167941507</text:p>
          </table:table-cell>
          <table:table-cell table:formula="of:=[$Sheet3.$Q$7]" office:value-type="float" office:value="167941481">
            <text:p>167941481</text:p>
          </table:table-cell>
          <table:table-cell/>
          <table:table-cell table:formula="of:=[$Sheet4.$O$7]" office:value-type="float" office:value="167941481">
            <text:p>167941481</text:p>
          </table:table-cell>
          <table:table-cell table:formula="of:=[$Sheet4.$P$7]" office:value-type="float" office:value="167941507">
            <text:p>167941507</text:p>
          </table:table-cell>
          <table:table-cell table:formula="of:=[$Sheet4.$Q$7]" office:value-type="float" office:value="167941481">
            <text:p>167941481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MEM_UOPS_RETIRED.LOADS</text:p>
          </table:table-cell>
          <table:table-cell office:value-type="string">
            <text:p>r81d0:u</text:p>
          </table:table-cell>
          <table:table-cell office:value-type="float" office:value="588080156">
            <text:p>588080156</text:p>
          </table:table-cell>
          <table:table-cell office:value-type="float" office:value="588072361">
            <text:p>588072361</text:p>
          </table:table-cell>
          <table:table-cell office:value-type="float" office:value="588071251">
            <text:p>588071251</text:p>
          </table:table-cell>
          <table:table-cell table:number-columns-repeated="3"/>
          <table:table-cell table:formula="of:=[$Sheet3.$O$8]" office:value-type="float" office:value="588126628">
            <text:p>588126628</text:p>
          </table:table-cell>
          <table:table-cell table:formula="of:=[$Sheet3.$P$8]" office:value-type="float" office:value="587990299">
            <text:p>587990299</text:p>
          </table:table-cell>
          <table:table-cell table:formula="of:=[$Sheet3.$Q$8]" office:value-type="float" office:value="588220118">
            <text:p>588220118</text:p>
          </table:table-cell>
          <table:table-cell/>
          <table:table-cell table:formula="of:=[$Sheet4.$O$8]" office:value-type="float" office:value="588084196.42">
            <text:p>588084196.42</text:p>
          </table:table-cell>
          <table:table-cell table:formula="of:=[$Sheet4.$P$8]" office:value-type="float" office:value="588086229.64">
            <text:p>588086229.64</text:p>
          </table:table-cell>
          <table:table-cell table:formula="of:=[$Sheet4.$Q$8]" office:value-type="float" office:value="588071373.65">
            <text:p>588071373.65</text:p>
          </table:table-cell>
        </table:table-row>
        <table:table-row table:style-name="ro2">
          <table:table-cell office:value-type="string">
            <text:p>MEM_LOAD_UOPS_RETIRED.HIT_LFB</text:p>
          </table:table-cell>
          <table:table-cell office:value-type="string">
            <text:p>r40d1:u</text:p>
          </table:table-cell>
          <table:table-cell office:value-type="float" office:value="64476026">
            <text:p>64476026</text:p>
          </table:table-cell>
          <table:table-cell office:value-type="float" office:value="75423772">
            <text:p>75423772</text:p>
          </table:table-cell>
          <table:table-cell office:value-type="float" office:value="60688924">
            <text:p>60688924</text:p>
          </table:table-cell>
          <table:table-cell table:number-columns-repeated="3"/>
          <table:table-cell table:formula="of:=[$Sheet3.$O$9]" office:value-type="float" office:value="86870471">
            <text:p>86870471</text:p>
          </table:table-cell>
          <table:table-cell table:formula="of:=[$Sheet3.$P$9]" office:value-type="float" office:value="69448956">
            <text:p>69448956</text:p>
          </table:table-cell>
          <table:table-cell table:formula="of:=[$Sheet3.$Q$9]" office:value-type="float" office:value="69203585">
            <text:p>69203585</text:p>
          </table:table-cell>
          <table:table-cell/>
          <table:table-cell table:formula="of:=[$Sheet4.$O$9]" office:value-type="float" office:value="62709740.42">
            <text:p>62709740.42</text:p>
          </table:table-cell>
          <table:table-cell table:formula="of:=[$Sheet4.$P$9]" office:value-type="float" office:value="81237659.19">
            <text:p>81237659.19</text:p>
          </table:table-cell>
          <table:table-cell table:formula="of:=[$Sheet4.$Q$9]" office:value-type="float" office:value="61355362.52">
            <text:p>61355362.52</text:p>
          </table:table-cell>
        </table:table-row>
        <table:table-row table:style-name="ro2">
          <table:table-cell office:value-type="string">
            <text:p>MEM_LOAD_UOPS.RETIRED.L1_HIT</text:p>
          </table:table-cell>
          <table:table-cell office:value-type="string">
            <text:p>r01d1:u</text:p>
          </table:table-cell>
          <table:table-cell office:value-type="float" office:value="518314343">
            <text:p>518314343</text:p>
          </table:table-cell>
          <table:table-cell office:value-type="float" office:value="504389635">
            <text:p>504389635</text:p>
          </table:table-cell>
          <table:table-cell office:value-type="float" office:value="516726918">
            <text:p>516726918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[$Sheet3.$O$10]" office:value-type="float" office:value="494802336">
            <text:p>494802336</text:p>
          </table:table-cell>
          <table:table-cell table:formula="of:=[$Sheet3.$P$10]" office:value-type="float" office:value="511068493">
            <text:p>511068493</text:p>
          </table:table-cell>
          <table:table-cell table:formula="of:=[$Sheet3.$Q$10]" office:value-type="float" office:value="506894333">
            <text:p>506894333</text:p>
          </table:table-cell>
          <table:table-cell/>
          <table:table-cell table:formula="of:=[$Sheet4.$O$10]" office:value-type="float" office:value="520467133.35">
            <text:p>520467133.35</text:p>
          </table:table-cell>
          <table:table-cell table:formula="of:=[$Sheet4.$P$10]" office:value-type="float" office:value="497977168.51">
            <text:p>497977168.51</text:p>
          </table:table-cell>
          <table:table-cell table:formula="of:=[$Sheet4.$Q$10]" office:value-type="float" office:value="515947734.23">
            <text:p>515947734.23</text:p>
          </table:table-cell>
        </table:table-row>
        <table:table-row table:style-name="ro2">
          <table:table-cell office:value-type="string">
            <text:p>MEM_LOAD_UOPS.RETIRED.L2_HIT</text:p>
          </table:table-cell>
          <table:table-cell office:value-type="string">
            <text:p>r02d1:u</text:p>
          </table:table-cell>
          <table:table-cell office:value-type="float" office:value="5011852">
            <text:p>5011852</text:p>
          </table:table-cell>
          <table:table-cell office:value-type="float" office:value="7980956">
            <text:p>7980956</text:p>
          </table:table-cell>
          <table:table-cell office:value-type="float" office:value="10377167">
            <text:p>10377167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[$Sheet3.$O$11]" office:value-type="float" office:value="6187437">
            <text:p>6187437</text:p>
          </table:table-cell>
          <table:table-cell table:formula="of:=[$Sheet3.$P$11]" office:value-type="float" office:value="7241930">
            <text:p>7241930</text:p>
          </table:table-cell>
          <table:table-cell table:formula="of:=[$Sheet3.$Q$11]" office:value-type="float" office:value="11753474">
            <text:p>11753474</text:p>
          </table:table-cell>
          <table:table-cell/>
          <table:table-cell table:formula="of:=[$Sheet4.$O$11]" office:value-type="float" office:value="4624141.95">
            <text:p>4624141.95</text:p>
          </table:table-cell>
          <table:table-cell table:formula="of:=[$Sheet4.$P$11]" office:value-type="float" office:value="8585201.69">
            <text:p>8585201.69</text:p>
          </table:table-cell>
          <table:table-cell table:formula="of:=[$Sheet4.$Q$11]" office:value-type="float" office:value="10490333.9">
            <text:p>10490333.9</text:p>
          </table:table-cell>
        </table:table-row>
        <table:table-row table:style-name="ro2">
          <table:table-cell office:value-type="string">
            <text:p>MEM_LOAD_UOPS.RETIRED.LLC_HIT</text:p>
          </table:table-cell>
          <table:table-cell office:value-type="string">
            <text:p>r04d1:u</text:p>
          </table:table-cell>
          <table:table-cell office:value-type="float" office:value="2671">
            <text:p>2671</text:p>
          </table:table-cell>
          <table:table-cell office:value-type="float" office:value="4716">
            <text:p>4716</text:p>
          </table:table-cell>
          <table:table-cell office:value-type="float" office:value="4046">
            <text:p>4046</text:p>
          </table:table-cell>
          <table:table-cell/>
          <table:table-cell office:value-type="float" office:value="26">
            <text:p>26</text:p>
          </table:table-cell>
          <table:table-cell/>
          <table:table-cell table:formula="of:=[$Sheet3.$O$12]" office:value-type="float" office:value="-60214">
            <text:p>-60214</text:p>
          </table:table-cell>
          <table:table-cell table:formula="of:=[$Sheet3.$P$12]" office:value-type="float" office:value="-24979">
            <text:p>-24979</text:p>
          </table:table-cell>
          <table:table-cell table:formula="of:=[$Sheet3.$Q$12]" office:value-type="float" office:value="95024">
            <text:p>95024</text:p>
          </table:table-cell>
          <table:table-cell/>
          <table:table-cell table:formula="of:=[$Sheet4.$O$12]" office:value-type="float" office:value="11731.91">
            <text:p>11731.91</text:p>
          </table:table-cell>
          <table:table-cell table:formula="of:=[$Sheet4.$P$12]" office:value-type="float" office:value="10395.32">
            <text:p>10395.32</text:p>
          </table:table-cell>
          <table:table-cell table:formula="of:=[$Sheet4.$Q$12]" office:value-type="float" office:value="3952.91">
            <text:p>3952.91</text:p>
          </table:table-cell>
        </table:table-row>
        <table:table-row table:style-name="ro2">
          <table:table-cell office:value-type="string">
            <text:p>MEM_LOAD_UOPS.RETIRED.LLC_MISS</text:p>
          </table:table-cell>
          <table:table-cell office:value-type="string">
            <text:p>r20d1:u</text:p>
          </table:table-cell>
          <table:table-cell office:value-type="float" office:value="4070">
            <text:p>4070</text:p>
          </table:table-cell>
          <table:table-cell office:value-type="float" office:value="4004">
            <text:p>4004</text:p>
          </table:table-cell>
          <table:table-cell office:value-type="float" office:value="4029">
            <text:p>4029</text:p>
          </table:table-cell>
          <table:table-cell/>
          <table:table-cell office:value-type="float" office:value="200">
            <text:p>200</text:p>
          </table:table-cell>
          <table:table-cell/>
          <table:table-cell table:formula="of:=[$Sheet3.$O$13]" office:value-type="float" office:value="-3787">
            <text:p>-3787</text:p>
          </table:table-cell>
          <table:table-cell table:formula="of:=[$Sheet3.$P$13]" office:value-type="float" office:value="6170">
            <text:p>6170</text:p>
          </table:table-cell>
          <table:table-cell table:formula="of:=[$Sheet3.$Q$13]" office:value-type="float" office:value="15120">
            <text:p>15120</text:p>
          </table:table-cell>
          <table:table-cell/>
          <table:table-cell table:formula="of:=[$Sheet4.$O$13]" office:value-type="float" office:value="4886.3">
            <text:p>4886.3</text:p>
          </table:table-cell>
          <table:table-cell table:formula="of:=[$Sheet4.$P$13]" office:value-type="float" office:value="4456.04">
            <text:p>4456.04</text:p>
          </table:table-cell>
          <table:table-cell table:formula="of:=[$Sheet4.$Q$13]" office:value-type="float" office:value="3729.87">
            <text:p>3729.87</text:p>
          </table:table-cell>
        </table:table-row>
        <table:table-row table:style-name="ro2">
          <table:table-cell office:value-type="string">
            <text:p>MEM_LOAD_UOPS_LLC_HIT_RETIRED.XSNP_MISS</text:p>
          </table:table-cell>
          <table:table-cell office:value-type="string">
            <text:p>r01d2:u</text:p>
          </table:table-cell>
          <table:table-cell office:value-type="float" office:value="33">
            <text:p>33</text:p>
          </table:table-cell>
          <table:table-cell office:value-type="float" office:value="577">
            <text:p>577</text:p>
          </table:table-cell>
          <table:table-cell office:value-type="float" office:value="487">
            <text:p>487</text:p>
          </table:table-cell>
          <table:table-cell table:number-columns-repeated="3"/>
          <table:table-cell table:formula="of:=[$Sheet3.$O$14]" office:value-type="float" office:value="-222">
            <text:p>-222</text:p>
          </table:table-cell>
          <table:table-cell table:formula="of:=[$Sheet3.$P$14]" office:value-type="float" office:value="760">
            <text:p>760</text:p>
          </table:table-cell>
          <table:table-cell table:formula="of:=[$Sheet3.$Q$14]" office:value-type="float" office:value="289">
            <text:p>289</text:p>
          </table:table-cell>
          <table:table-cell/>
          <table:table-cell table:formula="of:=[$Sheet4.$O$14]" office:value-type="float" office:value="144.93">
            <text:p>144.93</text:p>
          </table:table-cell>
          <table:table-cell table:formula="of:=[$Sheet4.$P$14]" office:value-type="float" office:value="210.55">
            <text:p>210.55</text:p>
          </table:table-cell>
          <table:table-cell table:formula="of:=[$Sheet4.$Q$14]" office:value-type="float" office:value="204.76">
            <text:p>204.76</text:p>
          </table:table-cell>
        </table:table-row>
        <table:table-row table:style-name="ro2">
          <table:table-cell office:value-type="string">
            <text:p>MEM_LOAD_UOPS_LLC_HIT_RETIRED.XSNP_HIT</text:p>
          </table:table-cell>
          <table:table-cell office:value-type="string">
            <text:p>r02d2:u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table:number-columns-repeated="3"/>
          <table:table-cell table:formula="of:=[$Sheet3.$O$15]" office:value-type="float" office:value="-308">
            <text:p>-308</text:p>
          </table:table-cell>
          <table:table-cell table:formula="of:=[$Sheet3.$P$15]" office:value-type="float" office:value="-276">
            <text:p>-276</text:p>
          </table:table-cell>
          <table:table-cell table:formula="of:=[$Sheet3.$Q$15]" office:value-type="float" office:value="8">
            <text:p>8</text:p>
          </table:table-cell>
          <table:table-cell/>
          <table:table-cell table:formula="of:=[$Sheet4.$O$15]" office:value-type="float" office:value="84.67">
            <text:p>84.67</text:p>
          </table:table-cell>
          <table:table-cell table:formula="of:=[$Sheet4.$P$15]" office:value-type="float" office:value="153.75">
            <text:p>153.75</text:p>
          </table:table-cell>
          <table:table-cell table:formula="of:=[$Sheet4.$Q$15]" office:value-type="float" office:value="84.59">
            <text:p>84.59</text:p>
          </table:table-cell>
        </table:table-row>
        <table:table-row table:style-name="ro2">
          <table:table-cell office:value-type="string">
            <text:p>MEM_LOAD_UOPS_LLC_HIT_RETIRED.XSNP_HITM</text:p>
          </table:table-cell>
          <table:table-cell office:value-type="string">
            <text:p>r04d2:u</text:p>
          </table:table-cell>
          <table:table-cell table:number-columns-repeated="2" office:value-type="float" office:value="23">
            <text:p>23</text:p>
          </table:table-cell>
          <table:table-cell office:value-type="float" office:value="39">
            <text:p>39</text:p>
          </table:table-cell>
          <table:table-cell table:number-columns-repeated="3"/>
          <table:table-cell table:formula="of:=[$Sheet3.$O$16]" office:value-type="float" office:value="-367">
            <text:p>-367</text:p>
          </table:table-cell>
          <table:table-cell table:formula="of:=[$Sheet3.$P$16]" office:value-type="float" office:value="-4">
            <text:p>-4</text:p>
          </table:table-cell>
          <table:table-cell table:formula="of:=[$Sheet3.$Q$16]" office:value-type="float" office:value="-1129">
            <text:p>-1129</text:p>
          </table:table-cell>
          <table:table-cell/>
          <table:table-cell table:formula="of:=[$Sheet4.$O$16]" office:value-type="float" office:value="84.89">
            <text:p>84.89</text:p>
          </table:table-cell>
          <table:table-cell table:formula="of:=[$Sheet4.$P$16]" office:value-type="float" office:value="208.67">
            <text:p>208.67</text:p>
          </table:table-cell>
          <table:table-cell table:formula="of:=[$Sheet4.$Q$16]" office:value-type="float" office:value="175.55">
            <text:p>175.55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formula="of:=SUM([.C9:.C18])" office:value-type="float" office:value="587809036">
            <text:p>587809036</text:p>
          </table:table-cell>
          <table:table-cell table:formula="of:=SUM([.D9:.D18])" office:value-type="float" office:value="587803714">
            <text:p>587803714</text:p>
          </table:table-cell>
          <table:table-cell table:formula="of:=SUM([.E9:.E18])" office:value-type="float" office:value="587801632">
            <text:p>587801632</text:p>
          </table:table-cell>
          <table:table-cell table:number-columns-repeated="10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L1 Cost</text:p>
          </table:table-cell>
          <table:table-cell/>
          <table:table-cell table:formula="of:=[.C10]*1" office:value-type="float" office:value="518314343">
            <text:p>518314343</text:p>
          </table:table-cell>
          <table:table-cell table:formula="of:=[.D10]*1" office:value-type="float" office:value="504389635">
            <text:p>504389635</text:p>
          </table:table-cell>
          <table:table-cell table:formula="of:=[.E10]*1" office:value-type="float" office:value="516726918">
            <text:p>516726918</text:p>
          </table:table-cell>
          <table:table-cell table:number-columns-repeated="10"/>
        </table:table-row>
        <table:table-row table:style-name="ro2">
          <table:table-cell office:value-type="string">
            <text:p>L2 Cost</text:p>
          </table:table-cell>
          <table:table-cell/>
          <table:table-cell table:formula="of:=[.C11]*12" office:value-type="float" office:value="60142224">
            <text:p>60142224</text:p>
          </table:table-cell>
          <table:table-cell table:formula="of:=[.D11]*12" office:value-type="float" office:value="95771472">
            <text:p>95771472</text:p>
          </table:table-cell>
          <table:table-cell table:formula="of:=[.E11]*12" office:value-type="float" office:value="124526004">
            <text:p>124526004</text:p>
          </table:table-cell>
          <table:table-cell table:number-columns-repeated="10"/>
        </table:table-row>
        <table:table-row table:style-name="ro2">
          <table:table-cell office:value-type="string">
            <text:p>L3 Cost</text:p>
          </table:table-cell>
          <table:table-cell/>
          <table:table-cell table:formula="of:=[.C12]*26" office:value-type="float" office:value="69446">
            <text:p>69446</text:p>
          </table:table-cell>
          <table:table-cell table:formula="of:=[.D12]*26" office:value-type="float" office:value="122616">
            <text:p>122616</text:p>
          </table:table-cell>
          <table:table-cell table:formula="of:=[.E12]*26" office:value-type="float" office:value="105196">
            <text:p>105196</text:p>
          </table:table-cell>
          <table:table-cell table:number-columns-repeated="10"/>
        </table:table-row>
        <table:table-row table:style-name="ro2">
          <table:table-cell office:value-type="string">
            <text:p>Memory Cost</text:p>
          </table:table-cell>
          <table:table-cell/>
          <table:table-cell table:formula="of:=[.C13]*200" office:value-type="float" office:value="814000">
            <text:p>814000</text:p>
          </table:table-cell>
          <table:table-cell table:formula="of:=[.D13]*200" office:value-type="float" office:value="800800">
            <text:p>800800</text:p>
          </table:table-cell>
          <table:table-cell table:formula="of:=[.E13]*200" office:value-type="float" office:value="805800">
            <text:p>805800</text:p>
          </table:table-cell>
          <table:table-cell table:number-columns-repeated="10"/>
        </table:table-row>
        <table:table-row table:style-name="ro2">
          <table:table-cell office:value-type="string">
            <text:p>Hit Cost</text:p>
          </table:table-cell>
          <table:table-cell/>
          <table:table-cell table:formula="of:=[.C15]*43" office:value-type="float" office:value="774">
            <text:p>774</text:p>
          </table:table-cell>
          <table:table-cell table:formula="of:=[.D15]*43" office:value-type="float" office:value="1333">
            <text:p>1333</text:p>
          </table:table-cell>
          <table:table-cell table:formula="of:=[.E15]*43" office:value-type="float" office:value="946">
            <text:p>946</text:p>
          </table:table-cell>
          <table:table-cell table:number-columns-repeated="10"/>
        </table:table-row>
        <table:table-row table:style-name="ro2">
          <table:table-cell office:value-type="string">
            <text:p>Sum cost</text:p>
          </table:table-cell>
          <table:table-cell/>
          <table:table-cell table:formula="of:=SUM([.C21:.C25])" office:value-type="float" office:value="579340787">
            <text:p>579340787</text:p>
          </table:table-cell>
          <table:table-cell table:formula="of:=SUM([.D21:.D25])" office:value-type="float" office:value="601085856">
            <text:p>601085856</text:p>
          </table:table-cell>
          <table:table-cell table:formula="of:=SUM([.E21:.E25])" office:value-type="float" office:value="642164864">
            <text:p>642164864</text:p>
          </table:table-cell>
          <table:table-cell table:number-columns-repeated="10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Alias cost</text:p>
          </table:table-cell>
          <table:table-cell/>
          <table:table-cell table:formula="of:=[.C2]*1" office:value-type="float" office:value="334949859">
            <text:p>334949859</text:p>
          </table:table-cell>
          <table:table-cell table:formula="of:=[.D2]*1" office:value-type="float" office:value="40025665">
            <text:p>40025665</text:p>
          </table:table-cell>
          <table:table-cell table:formula="of:=[.E2]*1" office:value-type="float" office:value="58681">
            <text:p>58681</text:p>
          </table:table-cell>
          <table:table-cell table:number-columns-repeated="10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Total Cost</text:p>
          </table:table-cell>
          <table:table-cell/>
          <table:table-cell table:formula="of:=[.C26]+[.C28]" office:value-type="float" office:value="914290646">
            <text:p>914290646</text:p>
          </table:table-cell>
          <table:table-cell table:formula="of:=[.D26]+[.D28]" office:value-type="float" office:value="641111521">
            <text:p>641111521</text:p>
          </table:table-cell>
          <table:table-cell table:formula="of:=[.E26]+[.E28]" office:value-type="float" office:value="642223545">
            <text:p>642223545</text:p>
          </table:table-cell>
          <table:table-cell table:number-columns-repeated="10"/>
        </table:table-row>
        <table:table-row table:style-name="ro2">
          <table:table-cell office:value-type="string">
            <text:p>Cycles – total cost</text:p>
          </table:table-cell>
          <table:table-cell/>
          <table:table-cell table:formula="of:=[.C1]-[.C30]" office:value-type="float" office:value="-177215458">
            <text:p>-177215458</text:p>
          </table:table-cell>
          <table:table-cell table:formula="of:=[.D1]-[.D30]" office:value-type="float" office:value="10003212">
            <text:p>10003212</text:p>
          </table:table-cell>
          <table:table-cell table:formula="of:=[.E1]-[.E30]" office:value-type="float" office:value="-46921904">
            <text:p>-46921904</text:p>
          </table:table-cell>
          <table:table-cell table:number-columns-repeated="10"/>
        </table:table-row>
        <table:table-row table:style-name="ro3" table:number-rows-repeated="2">
          <table:table-cell table:number-columns-repeated="15"/>
        </table:table-row>
        <table:table-row table:style-name="ro2">
          <table:table-cell office:value-type="string">
            <text:p>L1D.REPLACEMENT</text:p>
          </table:table-cell>
          <table:table-cell office:value-type="string">
            <text:p>r0151:u</text:p>
          </table:table-cell>
          <table:table-cell office:value-type="float" office:value="29068144">
            <text:p>29068144</text:p>
          </table:table-cell>
          <table:table-cell office:value-type="float" office:value="25398209">
            <text:p>25398209</text:p>
          </table:table-cell>
          <table:table-cell office:value-type="float" office:value="22477908">
            <text:p>22477908</text:p>
          </table:table-cell>
          <table:table-cell table:number-columns-repeated="3"/>
          <table:table-cell table:formula="of:=[$Sheet3.$O$17]" office:value-type="float" office:value="31178166">
            <text:p>31178166</text:p>
          </table:table-cell>
          <table:table-cell table:formula="of:=[$Sheet3.$P$17]" office:value-type="float" office:value="35450324">
            <text:p>35450324</text:p>
          </table:table-cell>
          <table:table-cell table:formula="of:=[$Sheet3.$Q$17]" office:value-type="float" office:value="20372248">
            <text:p>20372248</text:p>
          </table:table-cell>
          <table:table-cell/>
          <table:table-cell table:formula="of:=[$Sheet4.$O$17]" office:value-type="float" office:value="28902917.85">
            <text:p>28902917.85</text:p>
          </table:table-cell>
          <table:table-cell table:formula="of:=[$Sheet4.$P$17]" office:value-type="float" office:value="25417735.19">
            <text:p>25417735.19</text:p>
          </table:table-cell>
          <table:table-cell table:formula="of:=[$Sheet4.$Q$17]" office:value-type="float" office:value="22529485.27">
            <text:p>22529485.27</text:p>
          </table:table-cell>
        </table:table-row>
        <table:table-row table:style-name="ro2">
          <table:table-cell office:value-type="string">
            <text:p>LOAD_HIT_PRE.SW_PF</text:p>
          </table:table-cell>
          <table:table-cell office:value-type="string">
            <text:p>r014c:u</text:p>
          </table:table-cell>
          <table:table-cell office:value-type="float" office:value="32871">
            <text:p>32871</text:p>
          </table:table-cell>
          <table:table-cell office:value-type="float" office:value="14845">
            <text:p>14845</text:p>
          </table:table-cell>
          <table:table-cell office:value-type="float" office:value="78892">
            <text:p>78892</text:p>
          </table:table-cell>
          <table:table-cell table:number-columns-repeated="3"/>
          <table:table-cell table:formula="of:=[$Sheet3.$O$18]" office:value-type="float" office:value="31219">
            <text:p>31219</text:p>
          </table:table-cell>
          <table:table-cell table:formula="of:=[$Sheet3.$P$18]" office:value-type="float" office:value="15975">
            <text:p>15975</text:p>
          </table:table-cell>
          <table:table-cell table:formula="of:=[$Sheet3.$Q$18]" office:value-type="float" office:value="84895">
            <text:p>84895</text:p>
          </table:table-cell>
          <table:table-cell/>
          <table:table-cell table:formula="of:=[$Sheet4.$O$18]" office:value-type="float" office:value="35990.89">
            <text:p>35990.89</text:p>
          </table:table-cell>
          <table:table-cell table:formula="of:=[$Sheet4.$P$18]" office:value-type="float" office:value="14391.54">
            <text:p>14391.54</text:p>
          </table:table-cell>
          <table:table-cell table:formula="of:=[$Sheet4.$Q$18]" office:value-type="float" office:value="84115.51">
            <text:p>84115.51</text:p>
          </table:table-cell>
        </table:table-row>
        <table:table-row table:style-name="ro2">
          <table:table-cell office:value-type="string">
            <text:p>LOAD_HIT_PRE.HW_PF</text:p>
          </table:table-cell>
          <table:table-cell office:value-type="string">
            <text:p>r024c:u</text:p>
          </table:table-cell>
          <table:table-cell office:value-type="float" office:value="145445751">
            <text:p>145445751</text:p>
          </table:table-cell>
          <table:table-cell office:value-type="float" office:value="121841343">
            <text:p>121841343</text:p>
          </table:table-cell>
          <table:table-cell office:value-type="float" office:value="66488859">
            <text:p>66488859</text:p>
          </table:table-cell>
          <table:table-cell table:number-columns-repeated="3"/>
          <table:table-cell table:formula="of:=[$Sheet3.$O$19]" office:value-type="float" office:value="138529653">
            <text:p>138529653</text:p>
          </table:table-cell>
          <table:table-cell table:formula="of:=[$Sheet3.$P$19]" office:value-type="float" office:value="130352644">
            <text:p>130352644</text:p>
          </table:table-cell>
          <table:table-cell table:formula="of:=[$Sheet3.$Q$19]" office:value-type="float" office:value="64594722">
            <text:p>64594722</text:p>
          </table:table-cell>
          <table:table-cell/>
          <table:table-cell table:formula="of:=[$Sheet4.$O$19]" office:value-type="float" office:value="146234039.82">
            <text:p>146234039.82</text:p>
          </table:table-cell>
          <table:table-cell table:formula="of:=[$Sheet4.$P$19]" office:value-type="float" office:value="135546671.44">
            <text:p>135546671.44</text:p>
          </table:table-cell>
          <table:table-cell table:formula="of:=[$Sheet4.$Q$19]" office:value-type="float" office:value="65090441.64">
            <text:p>65090441.64</text:p>
          </table:table-cell>
        </table:table-row>
        <table:table-row table:style-name="ro2">
          <table:table-cell office:value-type="string">
            <text:p>L2_RQSTS.PF_HIT</text:p>
          </table:table-cell>
          <table:table-cell office:value-type="string">
            <text:p>r4024:u</text:p>
          </table:table-cell>
          <table:table-cell office:value-type="float" office:value="9323377">
            <text:p>9323377</text:p>
          </table:table-cell>
          <table:table-cell office:value-type="float" office:value="7990338">
            <text:p>7990338</text:p>
          </table:table-cell>
          <table:table-cell office:value-type="float" office:value="5297578">
            <text:p>5297578</text:p>
          </table:table-cell>
          <table:table-cell table:number-columns-repeated="3"/>
          <table:table-cell table:formula="of:=[$Sheet3.$O$20]" office:value-type="float" office:value="7355144">
            <text:p>7355144</text:p>
          </table:table-cell>
          <table:table-cell table:formula="of:=[$Sheet3.$P$20]" office:value-type="float" office:value="12144450">
            <text:p>12144450</text:p>
          </table:table-cell>
          <table:table-cell table:formula="of:=[$Sheet3.$Q$20]" office:value-type="float" office:value="4450175">
            <text:p>4450175</text:p>
          </table:table-cell>
          <table:table-cell/>
          <table:table-cell table:formula="of:=[$Sheet4.$O$20]" office:value-type="float" office:value="9705432.53">
            <text:p>9705432.53</text:p>
          </table:table-cell>
          <table:table-cell table:formula="of:=[$Sheet4.$P$20]" office:value-type="float" office:value="11060580.54">
            <text:p>11060580.54</text:p>
          </table:table-cell>
          <table:table-cell table:formula="of:=[$Sheet4.$Q$20]" office:value-type="float" office:value="6857918.72">
            <text:p>6857918.72</text:p>
          </table:table-cell>
        </table:table-row>
        <table:table-row table:style-name="ro2">
          <table:table-cell office:value-type="string">
            <text:p>L2_RQSTS.PF_MISS</text:p>
          </table:table-cell>
          <table:table-cell office:value-type="string">
            <text:p>r8024:u</text:p>
          </table:table-cell>
          <table:table-cell office:value-type="float" office:value="317912">
            <text:p>317912</text:p>
          </table:table-cell>
          <table:table-cell office:value-type="float" office:value="317789">
            <text:p>317789</text:p>
          </table:table-cell>
          <table:table-cell office:value-type="float" office:value="321235">
            <text:p>321235</text:p>
          </table:table-cell>
          <table:table-cell table:number-columns-repeated="3"/>
          <table:table-cell table:formula="of:=[$Sheet3.$O$21]" office:value-type="float" office:value="319555">
            <text:p>319555</text:p>
          </table:table-cell>
          <table:table-cell table:formula="of:=[$Sheet3.$P$21]" office:value-type="float" office:value="342183">
            <text:p>342183</text:p>
          </table:table-cell>
          <table:table-cell table:formula="of:=[$Sheet3.$Q$21]" office:value-type="float" office:value="338488">
            <text:p>338488</text:p>
          </table:table-cell>
          <table:table-cell/>
          <table:table-cell table:formula="of:=[$Sheet4.$O$21]" office:value-type="float" office:value="314033.41">
            <text:p>314033.41</text:p>
          </table:table-cell>
          <table:table-cell table:formula="of:=[$Sheet4.$P$21]" office:value-type="float" office:value="315770.61">
            <text:p>315770.61</text:p>
          </table:table-cell>
          <table:table-cell table:formula="of:=[$Sheet4.$Q$21]" office:value-type="float" office:value="323347.57">
            <text:p>323347.57</text:p>
          </table:table-cell>
        </table:table-row>
        <table:table-row table:style-name="ro2">
          <table:table-cell office:value-type="string">
            <text:p>CYCLE_ACTIVITY.CYCLES_L2_PENDING</text:p>
          </table:table-cell>
          <table:table-cell office:value-type="string">
            <text:p>r01a3:u</text:p>
          </table:table-cell>
          <table:table-cell office:value-type="float" office:value="2927949">
            <text:p>2927949</text:p>
          </table:table-cell>
          <table:table-cell office:value-type="float" office:value="4637279">
            <text:p>4637279</text:p>
          </table:table-cell>
          <table:table-cell office:value-type="float" office:value="2460758">
            <text:p>2460758</text:p>
          </table:table-cell>
          <table:table-cell table:number-columns-repeated="3"/>
          <table:table-cell table:formula="of:=[$Sheet3.$O$22]" office:value-type="float" office:value="4270170">
            <text:p>4270170</text:p>
          </table:table-cell>
          <table:table-cell table:formula="of:=[$Sheet3.$P$22]" office:value-type="float" office:value="8406840">
            <text:p>8406840</text:p>
          </table:table-cell>
          <table:table-cell table:formula="of:=[$Sheet3.$Q$22]" office:value-type="float" office:value="4157731">
            <text:p>4157731</text:p>
          </table:table-cell>
          <table:table-cell/>
          <table:table-cell table:formula="of:=[$Sheet4.$O$22]" office:value-type="float" office:value="2589505.77">
            <text:p>2589505.77</text:p>
          </table:table-cell>
          <table:table-cell table:formula="of:=[$Sheet4.$P$22]" office:value-type="float" office:value="2815347.54">
            <text:p>2815347.54</text:p>
          </table:table-cell>
          <table:table-cell table:formula="of:=[$Sheet4.$Q$22]" office:value-type="float" office:value="2213758.81">
            <text:p>2213758.81</text:p>
          </table:table-cell>
        </table:table-row>
        <table:table-row table:style-name="ro2">
          <table:table-cell office:value-type="string">
            <text:p>CYCLE_ACTIVITY.CYCLES_LDM_PENDING</text:p>
          </table:table-cell>
          <table:table-cell office:value-type="string">
            <text:p>r02a3:u</text:p>
          </table:table-cell>
          <table:table-cell office:value-type="float" office:value="1322457384">
            <text:p>1322457384</text:p>
          </table:table-cell>
          <table:table-cell office:value-type="float" office:value="1159752340">
            <text:p>1159752340</text:p>
          </table:table-cell>
          <table:table-cell office:value-type="float" office:value="1026034138">
            <text:p>1026034138</text:p>
          </table:table-cell>
          <table:table-cell table:number-columns-repeated="3"/>
          <table:table-cell table:formula="of:=[$Sheet3.$O$23]" office:value-type="float" office:value="1320876716">
            <text:p>1320876716</text:p>
          </table:table-cell>
          <table:table-cell table:formula="of:=[$Sheet3.$P$23]" office:value-type="float" office:value="1176774756">
            <text:p>1176774756</text:p>
          </table:table-cell>
          <table:table-cell table:formula="of:=[$Sheet3.$Q$23]" office:value-type="float" office:value="1027075304">
            <text:p>1027075304</text:p>
          </table:table-cell>
          <table:table-cell/>
          <table:table-cell table:formula="of:=[$Sheet4.$O$23]" office:value-type="float" office:value="1329451615.76">
            <text:p>1329451615.76</text:p>
          </table:table-cell>
          <table:table-cell table:formula="of:=[$Sheet4.$P$23]" office:value-type="float" office:value="1157233206.48">
            <text:p>1157233206.48</text:p>
          </table:table-cell>
          <table:table-cell table:formula="of:=[$Sheet4.$Q$23]" office:value-type="float" office:value="1030414339.28">
            <text:p>1030414339.28</text:p>
          </table:table-cell>
        </table:table-row>
        <table:table-row table:style-name="ro2">
          <table:table-cell office:value-type="string">
            <text:p>CYCLE_ACTIVITY.CYCLES_L1D_PENDING</text:p>
          </table:table-cell>
          <table:table-cell office:value-type="string">
            <text:p>r08a3:u</text:p>
          </table:table-cell>
          <table:table-cell office:value-type="float" office:value="2691365576">
            <text:p>2691365576</text:p>
          </table:table-cell>
          <table:table-cell office:value-type="float" office:value="2176626984">
            <text:p>2176626984</text:p>
          </table:table-cell>
          <table:table-cell office:value-type="float" office:value="1642594448">
            <text:p>1642594448</text:p>
          </table:table-cell>
          <table:table-cell table:number-columns-repeated="3"/>
          <table:table-cell table:formula="of:=[$Sheet3.$O$24]" office:value-type="float" office:value="2407069928">
            <text:p>2407069928</text:p>
          </table:table-cell>
          <table:table-cell table:formula="of:=[$Sheet3.$P$24]" office:value-type="float" office:value="3039066328">
            <text:p>3039066328</text:p>
          </table:table-cell>
          <table:table-cell table:formula="of:=[$Sheet3.$Q$24]" office:value-type="float" office:value="1704096384">
            <text:p>1704096384</text:p>
          </table:table-cell>
          <table:table-cell/>
          <table:table-cell table:formula="of:=[$Sheet4.$O$24]" office:value-type="float" office:value="3182324910.32">
            <text:p>3182324910.32</text:p>
          </table:table-cell>
          <table:table-cell table:formula="of:=[$Sheet4.$P$24]" office:value-type="float" office:value="2185379690.8">
            <text:p>2185379690.8</text:p>
          </table:table-cell>
          <table:table-cell table:formula="of:=[$Sheet4.$Q$24]" office:value-type="float" office:value="1790132846.64">
            <text:p>1790132846.64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UnHalted Core Cycles</text:p>
          </table:table-cell>
          <table:table-cell office:value-type="string">
            <text:p>cycles:u</text:p>
          </table:table-cell>
          <table:table-cell office:value-type="float" office:value="195155171">
            <text:p>195155171</text:p>
          </table:table-cell>
          <table:table-cell office:value-type="float" office:value="186788588">
            <text:p>186788588</text:p>
          </table:table-cell>
          <table:table-cell office:value-type="float" office:value="180778001">
            <text:p>180778001</text:p>
          </table:table-cell>
        </table:table-row>
        <table:table-row table:style-name="ro2">
          <table:table-cell office:value-type="string">
            <text:p>LD_BLOCKS_PARTIAL.ADDRESS_ALIAS</text:p>
          </table:table-cell>
          <table:table-cell office:value-type="string">
            <text:p>r0107:u</text:p>
          </table:table-cell>
          <table:table-cell office:value-type="float" office:value="34095566">
            <text:p>34095566</text:p>
          </table:table-cell>
          <table:table-cell office:value-type="float" office:value="5724675">
            <text:p>5724675</text:p>
          </table:table-cell>
          <table:table-cell office:value-type="float" office:value="37555">
            <text:p>37555</text:p>
          </table:table-cell>
        </table:table-row>
        <table:table-row table:style-name="ro2">
          <table:table-cell office:value-type="string">
            <text:p>MISALIGN_MEM_REF.LOADS</text:p>
          </table:table-cell>
          <table:table-cell office:value-type="string">
            <text:p>r0105:u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string">
            <text:p>MISALIGN_MEM_REF.STORES</text:p>
          </table:table-cell>
          <table:table-cell office:value-type="string">
            <text:p>r0205:u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DTLB_LOAD_MISSES.MISS_CAUSES_A_WALK</text:p>
          </table:table-cell>
          <table:table-cell office:value-type="string">
            <text:p>r8108:u</text:p>
          </table:table-cell>
          <table:table-cell office:value-type="float" office:value="3029789">
            <text:p>3029789</text:p>
          </table:table-cell>
          <table:table-cell office:value-type="float" office:value="3002688">
            <text:p>3002688</text:p>
          </table:table-cell>
          <table:table-cell office:value-type="float" office:value="2962878">
            <text:p>2962878</text:p>
          </table:table-cell>
        </table:table-row>
        <table:table-row table:style-name="ro2">
          <table:table-cell office:value-type="string">
            <text:p>MEM_UOPS_RETIRED.STORES</text:p>
          </table:table-cell>
          <table:table-cell office:value-type="string">
            <text:p>r82d0:u</text:p>
          </table:table-cell>
          <table:table-cell office:value-type="float" office:value="16909151">
            <text:p>16909151</text:p>
          </table:table-cell>
          <table:table-cell office:value-type="float" office:value="16909177">
            <text:p>16909177</text:p>
          </table:table-cell>
          <table:table-cell office:value-type="float" office:value="16909151">
            <text:p>16909151</text:p>
          </table:table-cell>
        </table:table-row>
        <table:table-row table:style-name="ro2">
          <table:table-cell office:value-type="string">
            <text:p>MEM_UOPS_RETIRED.LOADS</text:p>
          </table:table-cell>
          <table:table-cell office:value-type="string">
            <text:p>r81d0:u</text:p>
          </table:table-cell>
          <table:table-cell office:value-type="float" office:value="59377843">
            <text:p>59377843</text:p>
          </table:table-cell>
          <table:table-cell office:value-type="float" office:value="59374615">
            <text:p>59374615</text:p>
          </table:table-cell>
          <table:table-cell office:value-type="float" office:value="59364422">
            <text:p>59364422</text:p>
          </table:table-cell>
        </table:table-row>
        <table:table-row table:style-name="ro2">
          <table:table-cell office:value-type="string">
            <text:p>MEM_LOAD_UOPS_RETIRED.HIT_LFB</text:p>
          </table:table-cell>
          <table:table-cell office:value-type="string">
            <text:p>r40d1:u</text:p>
          </table:table-cell>
          <table:table-cell office:value-type="float" office:value="7749806">
            <text:p>7749806</text:p>
          </table:table-cell>
          <table:table-cell office:value-type="float" office:value="9756519">
            <text:p>9756519</text:p>
          </table:table-cell>
          <table:table-cell office:value-type="float" office:value="6961106">
            <text:p>6961106</text:p>
          </table:table-cell>
        </table:table-row>
        <table:table-row table:style-name="ro2">
          <table:table-cell office:value-type="string">
            <text:p>MEM_LOAD_UOPS.RETIRED.L1_HIT</text:p>
          </table:table-cell>
          <table:table-cell office:value-type="string">
            <text:p>r01d1:u</text:p>
          </table:table-cell>
          <table:table-cell office:value-type="float" office:value="50760651">
            <text:p>50760651</text:p>
          </table:table-cell>
          <table:table-cell office:value-type="float" office:value="48294136">
            <text:p>48294136</text:p>
          </table:table-cell>
          <table:table-cell office:value-type="float" office:value="50868887">
            <text:p>50868887</text:p>
          </table:table-cell>
        </table:table-row>
        <table:table-row table:style-name="ro2">
          <table:table-cell office:value-type="string">
            <text:p>MEM_LOAD_UOPS.RETIRED.L2_HIT</text:p>
          </table:table-cell>
          <table:table-cell office:value-type="string">
            <text:p>r02d1:u</text:p>
          </table:table-cell>
          <table:table-cell office:value-type="float" office:value="586557">
            <text:p>586557</text:p>
          </table:table-cell>
          <table:table-cell office:value-type="float" office:value="1042973">
            <text:p>1042973</text:p>
          </table:table-cell>
          <table:table-cell office:value-type="float" office:value="1259861">
            <text:p>1259861</text:p>
          </table:table-cell>
        </table:table-row>
        <table:table-row table:style-name="ro2">
          <table:table-cell office:value-type="string">
            <text:p>MEM_LOAD_UOPS.RETIRED.LLC_HIT</text:p>
          </table:table-cell>
          <table:table-cell office:value-type="string">
            <text:p>r04d1:u</text:p>
          </table:table-cell>
          <table:table-cell office:value-type="float" office:value="11993">
            <text:p>11993</text:p>
          </table:table-cell>
          <table:table-cell office:value-type="float" office:value="5612">
            <text:p>5612</text:p>
          </table:table-cell>
          <table:table-cell office:value-type="float" office:value="2342">
            <text:p>2342</text:p>
          </table:table-cell>
        </table:table-row>
        <table:table-row table:style-name="ro2">
          <table:table-cell office:value-type="string">
            <text:p>MEM_LOAD_UOPS.RETIRED.LLC_MISS</text:p>
          </table:table-cell>
          <table:table-cell office:value-type="string">
            <text:p>r20d1:u</text:p>
          </table:table-cell>
          <table:table-cell office:value-type="float" office:value="4817">
            <text:p>4817</text:p>
          </table:table-cell>
          <table:table-cell office:value-type="float" office:value="3902">
            <text:p>3902</text:p>
          </table:table-cell>
          <table:table-cell office:value-type="float" office:value="3564">
            <text:p>3564</text:p>
          </table:table-cell>
        </table:table-row>
        <table:table-row table:style-name="ro2">
          <table:table-cell office:value-type="string">
            <text:p>MEM_LOAD_UOPS_LLC_HIT_RETIRED.XSNP_MISS</text:p>
          </table:table-cell>
          <table:table-cell office:value-type="string">
            <text:p>r01d2:u</text:p>
          </table:table-cell>
          <table:table-cell office:value-type="float" office:value="147">
            <text:p>147</text:p>
          </table:table-cell>
          <table:table-cell office:value-type="float" office:value="175">
            <text:p>175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string">
            <text:p>MEM_LOAD_UOPS_LLC_HIT_RETIRED.XSNP_HIT</text:p>
          </table:table-cell>
          <table:table-cell office:value-type="string">
            <text:p>r02d2:u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string">
            <text:p>MEM_LOAD_UOPS_LLC_HIT_RETIRED.XSNP_HITM</text:p>
          </table:table-cell>
          <table:table-cell office:value-type="string">
            <text:p>r04d2:u</text:p>
          </table:table-cell>
          <table:table-cell office:value-type="float" office:value="74">
            <text:p>74</text:p>
          </table:table-cell>
          <table:table-cell office:value-type="float" office:value="32">
            <text:p>32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office:value-type="string">
            <text:p>L1D.REPLACEMENT</text:p>
          </table:table-cell>
          <table:table-cell office:value-type="string">
            <text:p>r0151:u</text:p>
          </table:table-cell>
          <table:table-cell office:value-type="float" office:value="3707439">
            <text:p>3707439</text:p>
          </table:table-cell>
          <table:table-cell office:value-type="float" office:value="3302117">
            <text:p>3302117</text:p>
          </table:table-cell>
          <table:table-cell office:value-type="float" office:value="3149416">
            <text:p>3149416</text:p>
          </table:table-cell>
        </table:table-row>
        <table:table-row table:style-name="ro2">
          <table:table-cell office:value-type="string">
            <text:p>LOAD_HIT_PRE.SW_PF</text:p>
          </table:table-cell>
          <table:table-cell office:value-type="string">
            <text:p>r014c:u</text:p>
          </table:table-cell>
          <table:table-cell office:value-type="float" office:value="754">
            <text:p>754</text:p>
          </table:table-cell>
          <table:table-cell office:value-type="float" office:value="873">
            <text:p>873</text:p>
          </table:table-cell>
          <table:table-cell office:value-type="float" office:value="3778">
            <text:p>3778</text:p>
          </table:table-cell>
        </table:table-row>
        <table:table-row table:style-name="ro2">
          <table:table-cell office:value-type="string">
            <text:p>LOAD_HIT_PRE.HW_PF</text:p>
          </table:table-cell>
          <table:table-cell office:value-type="string">
            <text:p>r024c:u</text:p>
          </table:table-cell>
          <table:table-cell office:value-type="float" office:value="16406628">
            <text:p>16406628</text:p>
          </table:table-cell>
          <table:table-cell office:value-type="float" office:value="14692564">
            <text:p>14692564</text:p>
          </table:table-cell>
          <table:table-cell office:value-type="float" office:value="8096547">
            <text:p>8096547</text:p>
          </table:table-cell>
        </table:table-row>
        <table:table-row table:style-name="ro2">
          <table:table-cell office:value-type="string">
            <text:p>L2_RQSTS.PF_HIT</text:p>
          </table:table-cell>
          <table:table-cell office:value-type="string">
            <text:p>r4024:u</text:p>
          </table:table-cell>
          <table:table-cell office:value-type="float" office:value="1065998">
            <text:p>1065998</text:p>
          </table:table-cell>
          <table:table-cell office:value-type="float" office:value="813225">
            <text:p>813225</text:p>
          </table:table-cell>
          <table:table-cell office:value-type="float" office:value="1162556">
            <text:p>1162556</text:p>
          </table:table-cell>
        </table:table-row>
        <table:table-row table:style-name="ro2">
          <table:table-cell office:value-type="string">
            <text:p>L2_RQSTS.PF_MISS</text:p>
          </table:table-cell>
          <table:table-cell office:value-type="string">
            <text:p>r8024:u</text:p>
          </table:table-cell>
          <table:table-cell office:value-type="float" office:value="38161">
            <text:p>38161</text:p>
          </table:table-cell>
          <table:table-cell office:value-type="float" office:value="39720">
            <text:p>39720</text:p>
          </table:table-cell>
          <table:table-cell office:value-type="float" office:value="39679">
            <text:p>39679</text:p>
          </table:table-cell>
        </table:table-row>
        <table:table-row table:style-name="ro2">
          <table:table-cell office:value-type="string">
            <text:p>CYCLE_ACTIVITY.CYCLES_L2_PENDING</text:p>
          </table:table-cell>
          <table:table-cell office:value-type="string">
            <text:p>r01a3:u</text:p>
          </table:table-cell>
          <table:table-cell office:value-type="float" office:value="1055154">
            <text:p>1055154</text:p>
          </table:table-cell>
          <table:table-cell office:value-type="float" office:value="1024581">
            <text:p>1024581</text:p>
          </table:table-cell>
          <table:table-cell office:value-type="float" office:value="1085833">
            <text:p>1085833</text:p>
          </table:table-cell>
        </table:table-row>
        <table:table-row table:style-name="ro2">
          <table:table-cell office:value-type="string">
            <text:p>CYCLE_ACTIVITY.CYCLES_LDM_PENDING</text:p>
          </table:table-cell>
          <table:table-cell office:value-type="string">
            <text:p>r02a3:u</text:p>
          </table:table-cell>
          <table:table-cell office:value-type="float" office:value="239936990">
            <text:p>239936990</text:p>
          </table:table-cell>
          <table:table-cell office:value-type="float" office:value="227975334">
            <text:p>227975334</text:p>
          </table:table-cell>
          <table:table-cell office:value-type="float" office:value="202425500">
            <text:p>202425500</text:p>
          </table:table-cell>
        </table:table-row>
        <table:table-row table:style-name="ro2">
          <table:table-cell office:value-type="string">
            <text:p>CYCLE_ACTIVITY.CYCLES_L1D_PENDING</text:p>
          </table:table-cell>
          <table:table-cell office:value-type="string">
            <text:p>r08a3:u</text:p>
          </table:table-cell>
          <table:table-cell office:value-type="float" office:value="324537680">
            <text:p>324537680</text:p>
          </table:table-cell>
          <table:table-cell office:value-type="float" office:value="263790256">
            <text:p>263790256</text:p>
          </table:table-cell>
          <table:table-cell office:value-type="float" office:value="208963104">
            <text:p>208963104</text:p>
          </table:table-cell>
        </table:table-row>
        <table:table-row table:style-name="ro2" table:number-rows-repeated="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1">
        <table:table-column table:style-name="co7" table:default-cell-style-name="Default"/>
        <table:table-column table:style-name="co4" table:number-columns-repeated="16" table:default-cell-style-name="Default"/>
        <table:table-row table:style-name="ro1">
          <table:table-cell office:value-type="string">
            <text:p>1 run</text:p>
          </table:table-cell>
          <table:table-cell/>
          <table:table-cell office:value-type="string">
            <text:p>1 run</text:p>
          </table:table-cell>
          <table:table-cell table:number-columns-repeated="3"/>
          <table:table-cell office:value-type="string">
            <text:p>2 run</text:p>
          </table:table-cell>
          <table:table-cell table:number-columns-repeated="3"/>
          <table:table-cell office:value-type="string">
            <text:p>Diff → cost of dgemv</text:p>
          </table:table-cell>
          <table:table-cell table:number-columns-repeated="3"/>
          <table:table-cell office:value-type="string">
            <text:p>Estimated cost of 10 runs</text:p>
          </table:table-cell>
          <table:table-cell table:number-columns-repeated="2"/>
        </table:table-row>
        <table:table-row table:style-name="ro1">
          <table:table-cell office:value-type="string">
            <text:p>UnHalted Core Cycles</text:p>
          </table:table-cell>
          <table:table-cell office:value-type="string">
            <text:p>cycles:u</text:p>
          </table:table-cell>
          <table:table-cell office:value-type="float" office:value="195155171">
            <text:p>195155171</text:p>
          </table:table-cell>
          <table:table-cell office:value-type="float" office:value="186788588">
            <text:p>186788588</text:p>
          </table:table-cell>
          <table:table-cell office:value-type="float" office:value="180778001">
            <text:p>180778001</text:p>
          </table:table-cell>
          <table:table-cell/>
          <table:table-cell office:value-type="float" office:value="255574594">
            <text:p>255574594</text:p>
          </table:table-cell>
          <table:table-cell office:value-type="float" office:value="238571646">
            <text:p>238571646</text:p>
          </table:table-cell>
          <table:table-cell office:value-type="float" office:value="227232419">
            <text:p>227232419</text:p>
          </table:table-cell>
          <table:table-cell/>
          <table:table-cell table:formula="of:=[.G2]-[.C2]" office:value-type="float" office:value="60419423">
            <text:p>60419423</text:p>
          </table:table-cell>
          <table:table-cell table:formula="of:=[.H2]-[.D2]" office:value-type="float" office:value="51783058">
            <text:p>51783058</text:p>
          </table:table-cell>
          <table:table-cell table:formula="of:=[.I2]-[.E2]" office:value-type="float" office:value="46454418">
            <text:p>46454418</text:p>
          </table:table-cell>
          <table:table-cell/>
          <table:table-cell table:formula="of:=[.C2]+[.K2]*9" office:value-type="float" office:value="738929978">
            <text:p>738929978</text:p>
          </table:table-cell>
          <table:table-cell table:formula="of:=[.D2]+[.L2]*9" office:value-type="float" office:value="652836110">
            <text:p>652836110</text:p>
          </table:table-cell>
          <table:table-cell table:formula="of:=[.E2]+[.M2]*9" office:value-type="float" office:value="598867763">
            <text:p>598867763</text:p>
          </table:table-cell>
        </table:table-row>
        <table:table-row table:style-name="ro2">
          <table:table-cell office:value-type="string">
            <text:p>LD_BLOCKS_PARTIAL.ADDRESS_ALIAS</text:p>
          </table:table-cell>
          <table:table-cell office:value-type="string">
            <text:p>r0107:u</text:p>
          </table:table-cell>
          <table:table-cell office:value-type="float" office:value="34095566">
            <text:p>34095566</text:p>
          </table:table-cell>
          <table:table-cell office:value-type="float" office:value="5724675">
            <text:p>5724675</text:p>
          </table:table-cell>
          <table:table-cell office:value-type="float" office:value="37555">
            <text:p>37555</text:p>
          </table:table-cell>
          <table:table-cell/>
          <table:table-cell office:value-type="float" office:value="67597812">
            <text:p>67597812</text:p>
          </table:table-cell>
          <table:table-cell office:value-type="float" office:value="9514621">
            <text:p>9514621</text:p>
          </table:table-cell>
          <table:table-cell office:value-type="float" office:value="39499">
            <text:p>39499</text:p>
          </table:table-cell>
          <table:table-cell/>
          <table:table-cell table:formula="of:=[.G3]-[.C3]" office:value-type="float" office:value="33502246">
            <text:p>33502246</text:p>
          </table:table-cell>
          <table:table-cell table:formula="of:=[.H3]-[.D3]" office:value-type="float" office:value="3789946">
            <text:p>3789946</text:p>
          </table:table-cell>
          <table:table-cell table:formula="of:=[.I3]-[.E3]" office:value-type="float" office:value="1944">
            <text:p>1944</text:p>
          </table:table-cell>
          <table:table-cell/>
          <table:table-cell table:formula="of:=[.C3]+[.K3]*9" office:value-type="float" office:value="335615780">
            <text:p>335615780</text:p>
          </table:table-cell>
          <table:table-cell table:formula="of:=[.D3]+[.L3]*9" office:value-type="float" office:value="39834189">
            <text:p>39834189</text:p>
          </table:table-cell>
          <table:table-cell table:formula="of:=[.E3]+[.M3]*9" office:value-type="float" office:value="55051">
            <text:p>55051</text:p>
          </table:table-cell>
        </table:table-row>
        <table:table-row table:style-name="ro2">
          <table:table-cell office:value-type="string">
            <text:p>MISALIGN_MEM_REF.LOADS</text:p>
          </table:table-cell>
          <table:table-cell office:value-type="string">
            <text:p>r0105:u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/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/>
          <table:table-cell table:formula="of:=[.G4]-[.C4]" office:value-type="float" office:value="0">
            <text:p>0</text:p>
          </table:table-cell>
          <table:table-cell table:formula="of:=[.H4]-[.D4]" office:value-type="float" office:value="10">
            <text:p>10</text:p>
          </table:table-cell>
          <table:table-cell table:formula="of:=[.I4]-[.E4]" office:value-type="float" office:value="12">
            <text:p>12</text:p>
          </table:table-cell>
          <table:table-cell/>
          <table:table-cell table:formula="of:=[.C4]+[.K4]*9" office:value-type="float" office:value="69">
            <text:p>69</text:p>
          </table:table-cell>
          <table:table-cell table:formula="of:=[.D4]+[.L4]*9" office:value-type="float" office:value="165">
            <text:p>165</text:p>
          </table:table-cell>
          <table:table-cell table:formula="of:=[.E4]+[.M4]*9" office:value-type="float" office:value="174">
            <text:p>174</text:p>
          </table:table-cell>
        </table:table-row>
        <table:table-row table:style-name="ro2">
          <table:table-cell office:value-type="string">
            <text:p>MISALIGN_MEM_REF.STORES</text:p>
          </table:table-cell>
          <table:table-cell office:value-type="string">
            <text:p>r0205:u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/>
          <table:table-cell table:formula="of:=[.G5]-[.C5]" office:value-type="float" office:value="3">
            <text:p>3</text:p>
          </table:table-cell>
          <table:table-cell table:formula="of:=[.H5]-[.D5]" office:value-type="float" office:value="0">
            <text:p>0</text:p>
          </table:table-cell>
          <table:table-cell table:formula="of:=[.I5]-[.E5]" office:value-type="float" office:value="-3">
            <text:p>-3</text:p>
          </table:table-cell>
          <table:table-cell/>
          <table:table-cell table:formula="of:=[.C5]+[.K5]*9" office:value-type="float" office:value="45">
            <text:p>45</text:p>
          </table:table-cell>
          <table:table-cell table:formula="of:=[.D5]+[.L5]*9" office:value-type="float" office:value="19">
            <text:p>19</text:p>
          </table:table-cell>
          <table:table-cell table:formula="of:=[.E5]+[.M5]*9" office:value-type="float" office:value="-7">
            <text:p>-7</text:p>
          </table:table-cell>
        </table:table-row>
        <table:table-row table:style-name="ro2">
          <table:table-cell office:value-type="string">
            <text:p>DTLB_LOAD_MISSES.MISS_CAUSES_A_WALK</text:p>
          </table:table-cell>
          <table:table-cell office:value-type="string">
            <text:p>r8108:u</text:p>
          </table:table-cell>
          <table:table-cell office:value-type="float" office:value="3029789">
            <text:p>3029789</text:p>
          </table:table-cell>
          <table:table-cell office:value-type="float" office:value="3002688">
            <text:p>3002688</text:p>
          </table:table-cell>
          <table:table-cell office:value-type="float" office:value="2962878">
            <text:p>2962878</text:p>
          </table:table-cell>
          <table:table-cell/>
          <table:table-cell office:value-type="float" office:value="3190131">
            <text:p>3190131</text:p>
          </table:table-cell>
          <table:table-cell office:value-type="float" office:value="3165188">
            <text:p>3165188</text:p>
          </table:table-cell>
          <table:table-cell office:value-type="float" office:value="3118608">
            <text:p>3118608</text:p>
          </table:table-cell>
          <table:table-cell/>
          <table:table-cell table:formula="of:=[.G6]-[.C6]" office:value-type="float" office:value="160342">
            <text:p>160342</text:p>
          </table:table-cell>
          <table:table-cell table:formula="of:=[.H6]-[.D6]" office:value-type="float" office:value="162500">
            <text:p>162500</text:p>
          </table:table-cell>
          <table:table-cell table:formula="of:=[.I6]-[.E6]" office:value-type="float" office:value="155730">
            <text:p>155730</text:p>
          </table:table-cell>
          <table:table-cell/>
          <table:table-cell table:formula="of:=[.C6]+[.K6]*9" office:value-type="float" office:value="4472867">
            <text:p>4472867</text:p>
          </table:table-cell>
          <table:table-cell table:formula="of:=[.D6]+[.L6]*9" office:value-type="float" office:value="4465188">
            <text:p>4465188</text:p>
          </table:table-cell>
          <table:table-cell table:formula="of:=[.E6]+[.M6]*9" office:value-type="float" office:value="4364448">
            <text:p>4364448</text:p>
          </table:table-cell>
        </table:table-row>
        <table:table-row table:style-name="ro2">
          <table:table-cell office:value-type="string">
            <text:p>MEM_UOPS_RETIRED.STORES</text:p>
          </table:table-cell>
          <table:table-cell office:value-type="string">
            <text:p>r82d0:u</text:p>
          </table:table-cell>
          <table:table-cell office:value-type="float" office:value="16909151">
            <text:p>16909151</text:p>
          </table:table-cell>
          <table:table-cell office:value-type="float" office:value="16909177">
            <text:p>16909177</text:p>
          </table:table-cell>
          <table:table-cell office:value-type="float" office:value="16909151">
            <text:p>16909151</text:p>
          </table:table-cell>
          <table:table-cell/>
          <table:table-cell office:value-type="float" office:value="33690521">
            <text:p>33690521</text:p>
          </table:table-cell>
          <table:table-cell office:value-type="float" office:value="33690547">
            <text:p>33690547</text:p>
          </table:table-cell>
          <table:table-cell office:value-type="float" office:value="33690521">
            <text:p>33690521</text:p>
          </table:table-cell>
          <table:table-cell/>
          <table:table-cell table:formula="of:=[.G7]-[.C7]" office:value-type="float" office:value="16781370">
            <text:p>16781370</text:p>
          </table:table-cell>
          <table:table-cell table:formula="of:=[.H7]-[.D7]" office:value-type="float" office:value="16781370">
            <text:p>16781370</text:p>
          </table:table-cell>
          <table:table-cell table:formula="of:=[.I7]-[.E7]" office:value-type="float" office:value="16781370">
            <text:p>16781370</text:p>
          </table:table-cell>
          <table:table-cell/>
          <table:table-cell table:formula="of:=[.C7]+[.K7]*9" office:value-type="float" office:value="167941481">
            <text:p>167941481</text:p>
          </table:table-cell>
          <table:table-cell table:formula="of:=[.D7]+[.L7]*9" office:value-type="float" office:value="167941507">
            <text:p>167941507</text:p>
          </table:table-cell>
          <table:table-cell table:formula="of:=[.E7]+[.M7]*9" office:value-type="float" office:value="167941481">
            <text:p>167941481</text:p>
          </table:table-cell>
        </table:table-row>
        <table:table-row table:style-name="ro2">
          <table:table-cell office:value-type="string">
            <text:p>MEM_UOPS_RETIRED.LOADS</text:p>
          </table:table-cell>
          <table:table-cell office:value-type="string">
            <text:p>r81d0:u</text:p>
          </table:table-cell>
          <table:table-cell office:value-type="float" office:value="59377843">
            <text:p>59377843</text:p>
          </table:table-cell>
          <table:table-cell office:value-type="float" office:value="59374615">
            <text:p>59374615</text:p>
          </table:table-cell>
          <table:table-cell office:value-type="float" office:value="59364422">
            <text:p>59364422</text:p>
          </table:table-cell>
          <table:table-cell/>
          <table:table-cell office:value-type="float" office:value="118127708">
            <text:p>118127708</text:p>
          </table:table-cell>
          <table:table-cell office:value-type="float" office:value="118109691">
            <text:p>118109691</text:p>
          </table:table-cell>
          <table:table-cell office:value-type="float" office:value="118126166">
            <text:p>118126166</text:p>
          </table:table-cell>
          <table:table-cell/>
          <table:table-cell table:formula="of:=[.G8]-[.C8]" office:value-type="float" office:value="58749865">
            <text:p>58749865</text:p>
          </table:table-cell>
          <table:table-cell table:formula="of:=[.H8]-[.D8]" office:value-type="float" office:value="58735076">
            <text:p>58735076</text:p>
          </table:table-cell>
          <table:table-cell table:formula="of:=[.I8]-[.E8]" office:value-type="float" office:value="58761744">
            <text:p>58761744</text:p>
          </table:table-cell>
          <table:table-cell/>
          <table:table-cell table:formula="of:=[.C8]+[.K8]*9" office:value-type="float" office:value="588126628">
            <text:p>588126628</text:p>
          </table:table-cell>
          <table:table-cell table:formula="of:=[.D8]+[.L8]*9" office:value-type="float" office:value="587990299">
            <text:p>587990299</text:p>
          </table:table-cell>
          <table:table-cell table:formula="of:=[.E8]+[.M8]*9" office:value-type="float" office:value="588220118">
            <text:p>588220118</text:p>
          </table:table-cell>
        </table:table-row>
        <table:table-row table:style-name="ro2">
          <table:table-cell office:value-type="string">
            <text:p>MEM_LOAD_UOPS_RETIRED.HIT_LFB</text:p>
          </table:table-cell>
          <table:table-cell office:value-type="string">
            <text:p>r40d1:u</text:p>
          </table:table-cell>
          <table:table-cell office:value-type="float" office:value="7749806">
            <text:p>7749806</text:p>
          </table:table-cell>
          <table:table-cell office:value-type="float" office:value="9756519">
            <text:p>9756519</text:p>
          </table:table-cell>
          <table:table-cell office:value-type="float" office:value="6961106">
            <text:p>6961106</text:p>
          </table:table-cell>
          <table:table-cell/>
          <table:table-cell office:value-type="float" office:value="16540991">
            <text:p>16540991</text:p>
          </table:table-cell>
          <table:table-cell office:value-type="float" office:value="16389012">
            <text:p>16389012</text:p>
          </table:table-cell>
          <table:table-cell office:value-type="float" office:value="13876937">
            <text:p>13876937</text:p>
          </table:table-cell>
          <table:table-cell/>
          <table:table-cell table:formula="of:=[.G9]-[.C9]" office:value-type="float" office:value="8791185">
            <text:p>8791185</text:p>
          </table:table-cell>
          <table:table-cell table:formula="of:=[.H9]-[.D9]" office:value-type="float" office:value="6632493">
            <text:p>6632493</text:p>
          </table:table-cell>
          <table:table-cell table:formula="of:=[.I9]-[.E9]" office:value-type="float" office:value="6915831">
            <text:p>6915831</text:p>
          </table:table-cell>
          <table:table-cell/>
          <table:table-cell table:formula="of:=[.C9]+[.K9]*9" office:value-type="float" office:value="86870471">
            <text:p>86870471</text:p>
          </table:table-cell>
          <table:table-cell table:formula="of:=[.D9]+[.L9]*9" office:value-type="float" office:value="69448956">
            <text:p>69448956</text:p>
          </table:table-cell>
          <table:table-cell table:formula="of:=[.E9]+[.M9]*9" office:value-type="float" office:value="69203585">
            <text:p>69203585</text:p>
          </table:table-cell>
        </table:table-row>
        <table:table-row table:style-name="ro2">
          <table:table-cell office:value-type="string">
            <text:p>MEM_LOAD_UOPS.RETIRED.L1_HIT</text:p>
          </table:table-cell>
          <table:table-cell office:value-type="string">
            <text:p>r01d1:u</text:p>
          </table:table-cell>
          <table:table-cell office:value-type="float" office:value="50760651">
            <text:p>50760651</text:p>
          </table:table-cell>
          <table:table-cell office:value-type="float" office:value="48294136">
            <text:p>48294136</text:p>
          </table:table-cell>
          <table:table-cell office:value-type="float" office:value="50868887">
            <text:p>50868887</text:p>
          </table:table-cell>
          <table:table-cell/>
          <table:table-cell office:value-type="float" office:value="100098616">
            <text:p>100098616</text:p>
          </table:table-cell>
          <table:table-cell office:value-type="float" office:value="99713509">
            <text:p>99713509</text:p>
          </table:table-cell>
          <table:table-cell office:value-type="float" office:value="101538381">
            <text:p>101538381</text:p>
          </table:table-cell>
          <table:table-cell/>
          <table:table-cell table:formula="of:=[.G10]-[.C10]" office:value-type="float" office:value="49337965">
            <text:p>49337965</text:p>
          </table:table-cell>
          <table:table-cell table:formula="of:=[.H10]-[.D10]" office:value-type="float" office:value="51419373">
            <text:p>51419373</text:p>
          </table:table-cell>
          <table:table-cell table:formula="of:=[.I10]-[.E10]" office:value-type="float" office:value="50669494">
            <text:p>50669494</text:p>
          </table:table-cell>
          <table:table-cell/>
          <table:table-cell table:formula="of:=[.C10]+[.K10]*9" office:value-type="float" office:value="494802336">
            <text:p>494802336</text:p>
          </table:table-cell>
          <table:table-cell table:formula="of:=[.D10]+[.L10]*9" office:value-type="float" office:value="511068493">
            <text:p>511068493</text:p>
          </table:table-cell>
          <table:table-cell table:formula="of:=[.E10]+[.M10]*9" office:value-type="float" office:value="506894333">
            <text:p>506894333</text:p>
          </table:table-cell>
        </table:table-row>
        <table:table-row table:style-name="ro2">
          <table:table-cell office:value-type="string">
            <text:p>MEM_LOAD_UOPS.RETIRED.L2_HIT</text:p>
          </table:table-cell>
          <table:table-cell office:value-type="string">
            <text:p>r02d1:u</text:p>
          </table:table-cell>
          <table:table-cell office:value-type="float" office:value="586557">
            <text:p>586557</text:p>
          </table:table-cell>
          <table:table-cell office:value-type="float" office:value="1042973">
            <text:p>1042973</text:p>
          </table:table-cell>
          <table:table-cell office:value-type="float" office:value="1259861">
            <text:p>1259861</text:p>
          </table:table-cell>
          <table:table-cell/>
          <table:table-cell office:value-type="float" office:value="1208877">
            <text:p>1208877</text:p>
          </table:table-cell>
          <table:table-cell office:value-type="float" office:value="1731746">
            <text:p>1731746</text:p>
          </table:table-cell>
          <table:table-cell office:value-type="float" office:value="2425818">
            <text:p>2425818</text:p>
          </table:table-cell>
          <table:table-cell/>
          <table:table-cell table:formula="of:=[.G11]-[.C11]" office:value-type="float" office:value="622320">
            <text:p>622320</text:p>
          </table:table-cell>
          <table:table-cell table:formula="of:=[.H11]-[.D11]" office:value-type="float" office:value="688773">
            <text:p>688773</text:p>
          </table:table-cell>
          <table:table-cell table:formula="of:=[.I11]-[.E11]" office:value-type="float" office:value="1165957">
            <text:p>1165957</text:p>
          </table:table-cell>
          <table:table-cell/>
          <table:table-cell table:formula="of:=[.C11]+[.K11]*9" office:value-type="float" office:value="6187437">
            <text:p>6187437</text:p>
          </table:table-cell>
          <table:table-cell table:formula="of:=[.D11]+[.L11]*9" office:value-type="float" office:value="7241930">
            <text:p>7241930</text:p>
          </table:table-cell>
          <table:table-cell table:formula="of:=[.E11]+[.M11]*9" office:value-type="float" office:value="11753474">
            <text:p>11753474</text:p>
          </table:table-cell>
        </table:table-row>
        <table:table-row table:style-name="ro2">
          <table:table-cell office:value-type="string">
            <text:p>MEM_LOAD_UOPS.RETIRED.LLC_HIT</text:p>
          </table:table-cell>
          <table:table-cell office:value-type="string">
            <text:p>r04d1:u</text:p>
          </table:table-cell>
          <table:table-cell office:value-type="float" office:value="11993">
            <text:p>11993</text:p>
          </table:table-cell>
          <table:table-cell office:value-type="float" office:value="5612">
            <text:p>5612</text:p>
          </table:table-cell>
          <table:table-cell office:value-type="float" office:value="2342">
            <text:p>2342</text:p>
          </table:table-cell>
          <table:table-cell/>
          <table:table-cell office:value-type="float" office:value="3970">
            <text:p>3970</text:p>
          </table:table-cell>
          <table:table-cell office:value-type="float" office:value="2213">
            <text:p>2213</text:p>
          </table:table-cell>
          <table:table-cell office:value-type="float" office:value="12640">
            <text:p>12640</text:p>
          </table:table-cell>
          <table:table-cell/>
          <table:table-cell table:formula="of:=[.G12]-[.C12]" office:value-type="float" office:value="-8023">
            <text:p>-8023</text:p>
          </table:table-cell>
          <table:table-cell table:formula="of:=[.H12]-[.D12]" office:value-type="float" office:value="-3399">
            <text:p>-3399</text:p>
          </table:table-cell>
          <table:table-cell table:formula="of:=[.I12]-[.E12]" office:value-type="float" office:value="10298">
            <text:p>10298</text:p>
          </table:table-cell>
          <table:table-cell/>
          <table:table-cell table:formula="of:=[.C12]+[.K12]*9" office:value-type="float" office:value="-60214">
            <text:p>-60214</text:p>
          </table:table-cell>
          <table:table-cell table:formula="of:=[.D12]+[.L12]*9" office:value-type="float" office:value="-24979">
            <text:p>-24979</text:p>
          </table:table-cell>
          <table:table-cell table:formula="of:=[.E12]+[.M12]*9" office:value-type="float" office:value="95024">
            <text:p>95024</text:p>
          </table:table-cell>
        </table:table-row>
        <table:table-row table:style-name="ro2">
          <table:table-cell office:value-type="string">
            <text:p>MEM_LOAD_UOPS.RETIRED.LLC_MISS</text:p>
          </table:table-cell>
          <table:table-cell office:value-type="string">
            <text:p>r20d1:u</text:p>
          </table:table-cell>
          <table:table-cell office:value-type="float" office:value="4817">
            <text:p>4817</text:p>
          </table:table-cell>
          <table:table-cell office:value-type="float" office:value="3902">
            <text:p>3902</text:p>
          </table:table-cell>
          <table:table-cell office:value-type="float" office:value="3564">
            <text:p>3564</text:p>
          </table:table-cell>
          <table:table-cell/>
          <table:table-cell office:value-type="float" office:value="3861">
            <text:p>3861</text:p>
          </table:table-cell>
          <table:table-cell office:value-type="float" office:value="4154">
            <text:p>4154</text:p>
          </table:table-cell>
          <table:table-cell office:value-type="float" office:value="4848">
            <text:p>4848</text:p>
          </table:table-cell>
          <table:table-cell/>
          <table:table-cell table:formula="of:=[.G13]-[.C13]" office:value-type="float" office:value="-956">
            <text:p>-956</text:p>
          </table:table-cell>
          <table:table-cell table:formula="of:=[.H13]-[.D13]" office:value-type="float" office:value="252">
            <text:p>252</text:p>
          </table:table-cell>
          <table:table-cell table:formula="of:=[.I13]-[.E13]" office:value-type="float" office:value="1284">
            <text:p>1284</text:p>
          </table:table-cell>
          <table:table-cell/>
          <table:table-cell table:formula="of:=[.C13]+[.K13]*9" office:value-type="float" office:value="-3787">
            <text:p>-3787</text:p>
          </table:table-cell>
          <table:table-cell table:formula="of:=[.D13]+[.L13]*9" office:value-type="float" office:value="6170">
            <text:p>6170</text:p>
          </table:table-cell>
          <table:table-cell table:formula="of:=[.E13]+[.M13]*9" office:value-type="float" office:value="15120">
            <text:p>15120</text:p>
          </table:table-cell>
        </table:table-row>
        <table:table-row table:style-name="ro2">
          <table:table-cell office:value-type="string">
            <text:p>MEM_LOAD_UOPS_LLC_HIT_RETIRED.XSNP_MISS</text:p>
          </table:table-cell>
          <table:table-cell office:value-type="string">
            <text:p>r01d2:u</text:p>
          </table:table-cell>
          <table:table-cell office:value-type="float" office:value="147">
            <text:p>147</text:p>
          </table:table-cell>
          <table:table-cell office:value-type="float" office:value="175">
            <text:p>175</text:p>
          </table:table-cell>
          <table:table-cell office:value-type="float" office:value="208">
            <text:p>208</text:p>
          </table:table-cell>
          <table:table-cell/>
          <table:table-cell office:value-type="float" office:value="106">
            <text:p>106</text:p>
          </table:table-cell>
          <table:table-cell office:value-type="float" office:value="240">
            <text:p>240</text:p>
          </table:table-cell>
          <table:table-cell office:value-type="float" office:value="217">
            <text:p>217</text:p>
          </table:table-cell>
          <table:table-cell/>
          <table:table-cell table:formula="of:=[.G14]-[.C14]" office:value-type="float" office:value="-41">
            <text:p>-41</text:p>
          </table:table-cell>
          <table:table-cell table:formula="of:=[.H14]-[.D14]" office:value-type="float" office:value="65">
            <text:p>65</text:p>
          </table:table-cell>
          <table:table-cell table:formula="of:=[.I14]-[.E14]" office:value-type="float" office:value="9">
            <text:p>9</text:p>
          </table:table-cell>
          <table:table-cell/>
          <table:table-cell table:formula="of:=[.C14]+[.K14]*9" office:value-type="float" office:value="-222">
            <text:p>-222</text:p>
          </table:table-cell>
          <table:table-cell table:formula="of:=[.D14]+[.L14]*9" office:value-type="float" office:value="760">
            <text:p>760</text:p>
          </table:table-cell>
          <table:table-cell table:formula="of:=[.E14]+[.M14]*9" office:value-type="float" office:value="289">
            <text:p>289</text:p>
          </table:table-cell>
        </table:table-row>
        <table:table-row table:style-name="ro2">
          <table:table-cell office:value-type="string">
            <text:p>MEM_LOAD_UOPS_LLC_HIT_RETIRED.XSNP_HIT</text:p>
          </table:table-cell>
          <table:table-cell office:value-type="string">
            <text:p>r02d2:u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/>
          <table:table-cell table:number-columns-repeated="2" office:value-type="float" office:value="28">
            <text:p>28</text:p>
          </table:table-cell>
          <table:table-cell office:value-type="float" office:value="64">
            <text:p>64</text:p>
          </table:table-cell>
          <table:table-cell/>
          <table:table-cell table:formula="of:=[.G15]-[.C15]" office:value-type="float" office:value="-42">
            <text:p>-42</text:p>
          </table:table-cell>
          <table:table-cell table:formula="of:=[.H15]-[.D15]" office:value-type="float" office:value="-38">
            <text:p>-38</text:p>
          </table:table-cell>
          <table:table-cell table:formula="of:=[.I15]-[.E15]" office:value-type="float" office:value="-7">
            <text:p>-7</text:p>
          </table:table-cell>
          <table:table-cell/>
          <table:table-cell table:formula="of:=[.C15]+[.K15]*9" office:value-type="float" office:value="-308">
            <text:p>-308</text:p>
          </table:table-cell>
          <table:table-cell table:formula="of:=[.D15]+[.L15]*9" office:value-type="float" office:value="-276">
            <text:p>-276</text:p>
          </table:table-cell>
          <table:table-cell table:formula="of:=[.E15]+[.M15]*9" office:value-type="float" office:value="8">
            <text:p>8</text:p>
          </table:table-cell>
        </table:table-row>
        <table:table-row table:style-name="ro2">
          <table:table-cell office:value-type="string">
            <text:p>MEM_LOAD_UOPS_LLC_HIT_RETIRED.XSNP_HITM</text:p>
          </table:table-cell>
          <table:table-cell office:value-type="string">
            <text:p>r04d2:u</text:p>
          </table:table-cell>
          <table:table-cell office:value-type="float" office:value="74">
            <text:p>74</text:p>
          </table:table-cell>
          <table:table-cell office:value-type="float" office:value="32">
            <text:p>32</text:p>
          </table:table-cell>
          <table:table-cell office:value-type="float" office:value="176">
            <text:p>176</text:p>
          </table:table-cell>
          <table:table-cell/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/>
          <table:table-cell table:formula="of:=[.G16]-[.C16]" office:value-type="float" office:value="-49">
            <text:p>-49</text:p>
          </table:table-cell>
          <table:table-cell table:formula="of:=[.H16]-[.D16]" office:value-type="float" office:value="-4">
            <text:p>-4</text:p>
          </table:table-cell>
          <table:table-cell table:formula="of:=[.I16]-[.E16]" office:value-type="float" office:value="-145">
            <text:p>-145</text:p>
          </table:table-cell>
          <table:table-cell/>
          <table:table-cell table:formula="of:=[.C16]+[.K16]*9" office:value-type="float" office:value="-367">
            <text:p>-367</text:p>
          </table:table-cell>
          <table:table-cell table:formula="of:=[.D16]+[.L16]*9" office:value-type="float" office:value="-4">
            <text:p>-4</text:p>
          </table:table-cell>
          <table:table-cell table:formula="of:=[.E16]+[.M16]*9" office:value-type="float" office:value="-1129">
            <text:p>-1129</text:p>
          </table:table-cell>
        </table:table-row>
        <table:table-row table:style-name="ro2">
          <table:table-cell office:value-type="string">
            <text:p>L1D.REPLACEMENT</text:p>
          </table:table-cell>
          <table:table-cell office:value-type="string">
            <text:p>r0151:u</text:p>
          </table:table-cell>
          <table:table-cell office:value-type="float" office:value="3707439">
            <text:p>3707439</text:p>
          </table:table-cell>
          <table:table-cell office:value-type="float" office:value="3302117">
            <text:p>3302117</text:p>
          </table:table-cell>
          <table:table-cell office:value-type="float" office:value="3149416">
            <text:p>3149416</text:p>
          </table:table-cell>
          <table:table-cell/>
          <table:table-cell office:value-type="float" office:value="6759742">
            <text:p>6759742</text:p>
          </table:table-cell>
          <table:table-cell office:value-type="float" office:value="6874140">
            <text:p>6874140</text:p>
          </table:table-cell>
          <table:table-cell office:value-type="float" office:value="5063064">
            <text:p>5063064</text:p>
          </table:table-cell>
          <table:table-cell/>
          <table:table-cell table:formula="of:=[.G17]-[.C17]" office:value-type="float" office:value="3052303">
            <text:p>3052303</text:p>
          </table:table-cell>
          <table:table-cell table:formula="of:=[.H17]-[.D17]" office:value-type="float" office:value="3572023">
            <text:p>3572023</text:p>
          </table:table-cell>
          <table:table-cell table:formula="of:=[.I17]-[.E17]" office:value-type="float" office:value="1913648">
            <text:p>1913648</text:p>
          </table:table-cell>
          <table:table-cell/>
          <table:table-cell table:formula="of:=[.C17]+[.K17]*9" office:value-type="float" office:value="31178166">
            <text:p>31178166</text:p>
          </table:table-cell>
          <table:table-cell table:formula="of:=[.D17]+[.L17]*9" office:value-type="float" office:value="35450324">
            <text:p>35450324</text:p>
          </table:table-cell>
          <table:table-cell table:formula="of:=[.E17]+[.M17]*9" office:value-type="float" office:value="20372248">
            <text:p>20372248</text:p>
          </table:table-cell>
        </table:table-row>
        <table:table-row table:style-name="ro2">
          <table:table-cell office:value-type="string">
            <text:p>LOAD_HIT_PRE.SW_PF</text:p>
          </table:table-cell>
          <table:table-cell office:value-type="string">
            <text:p>r014c:u</text:p>
          </table:table-cell>
          <table:table-cell office:value-type="float" office:value="754">
            <text:p>754</text:p>
          </table:table-cell>
          <table:table-cell office:value-type="float" office:value="873">
            <text:p>873</text:p>
          </table:table-cell>
          <table:table-cell office:value-type="float" office:value="3778">
            <text:p>3778</text:p>
          </table:table-cell>
          <table:table-cell/>
          <table:table-cell office:value-type="float" office:value="4139">
            <text:p>4139</text:p>
          </table:table-cell>
          <table:table-cell office:value-type="float" office:value="2551">
            <text:p>2551</text:p>
          </table:table-cell>
          <table:table-cell office:value-type="float" office:value="12791">
            <text:p>12791</text:p>
          </table:table-cell>
          <table:table-cell/>
          <table:table-cell table:formula="of:=[.G18]-[.C18]" office:value-type="float" office:value="3385">
            <text:p>3385</text:p>
          </table:table-cell>
          <table:table-cell table:formula="of:=[.H18]-[.D18]" office:value-type="float" office:value="1678">
            <text:p>1678</text:p>
          </table:table-cell>
          <table:table-cell table:formula="of:=[.I18]-[.E18]" office:value-type="float" office:value="9013">
            <text:p>9013</text:p>
          </table:table-cell>
          <table:table-cell/>
          <table:table-cell table:formula="of:=[.C18]+[.K18]*9" office:value-type="float" office:value="31219">
            <text:p>31219</text:p>
          </table:table-cell>
          <table:table-cell table:formula="of:=[.D18]+[.L18]*9" office:value-type="float" office:value="15975">
            <text:p>15975</text:p>
          </table:table-cell>
          <table:table-cell table:formula="of:=[.E18]+[.M18]*9" office:value-type="float" office:value="84895">
            <text:p>84895</text:p>
          </table:table-cell>
        </table:table-row>
        <table:table-row table:style-name="ro2">
          <table:table-cell office:value-type="string">
            <text:p>LOAD_HIT_PRE.HW_PF</text:p>
          </table:table-cell>
          <table:table-cell office:value-type="string">
            <text:p>r024c:u</text:p>
          </table:table-cell>
          <table:table-cell office:value-type="float" office:value="16406628">
            <text:p>16406628</text:p>
          </table:table-cell>
          <table:table-cell office:value-type="float" office:value="14692564">
            <text:p>14692564</text:p>
          </table:table-cell>
          <table:table-cell office:value-type="float" office:value="8096547">
            <text:p>8096547</text:p>
          </table:table-cell>
          <table:table-cell/>
          <table:table-cell office:value-type="float" office:value="29975853">
            <text:p>29975853</text:p>
          </table:table-cell>
          <table:table-cell office:value-type="float" office:value="27543684">
            <text:p>27543684</text:p>
          </table:table-cell>
          <table:table-cell office:value-type="float" office:value="14374122">
            <text:p>14374122</text:p>
          </table:table-cell>
          <table:table-cell/>
          <table:table-cell table:formula="of:=[.G19]-[.C19]" office:value-type="float" office:value="13569225">
            <text:p>13569225</text:p>
          </table:table-cell>
          <table:table-cell table:formula="of:=[.H19]-[.D19]" office:value-type="float" office:value="12851120">
            <text:p>12851120</text:p>
          </table:table-cell>
          <table:table-cell table:formula="of:=[.I19]-[.E19]" office:value-type="float" office:value="6277575">
            <text:p>6277575</text:p>
          </table:table-cell>
          <table:table-cell/>
          <table:table-cell table:formula="of:=[.C19]+[.K19]*9" office:value-type="float" office:value="138529653">
            <text:p>138529653</text:p>
          </table:table-cell>
          <table:table-cell table:formula="of:=[.D19]+[.L19]*9" office:value-type="float" office:value="130352644">
            <text:p>130352644</text:p>
          </table:table-cell>
          <table:table-cell table:formula="of:=[.E19]+[.M19]*9" office:value-type="float" office:value="64594722">
            <text:p>64594722</text:p>
          </table:table-cell>
        </table:table-row>
        <table:table-row table:style-name="ro2">
          <table:table-cell office:value-type="string">
            <text:p>L2_RQSTS.PF_HIT</text:p>
          </table:table-cell>
          <table:table-cell office:value-type="string">
            <text:p>r4024:u</text:p>
          </table:table-cell>
          <table:table-cell office:value-type="float" office:value="1065998">
            <text:p>1065998</text:p>
          </table:table-cell>
          <table:table-cell office:value-type="float" office:value="813225">
            <text:p>813225</text:p>
          </table:table-cell>
          <table:table-cell office:value-type="float" office:value="1162556">
            <text:p>1162556</text:p>
          </table:table-cell>
          <table:table-cell/>
          <table:table-cell office:value-type="float" office:value="1764792">
            <text:p>1764792</text:p>
          </table:table-cell>
          <table:table-cell office:value-type="float" office:value="2072250">
            <text:p>2072250</text:p>
          </table:table-cell>
          <table:table-cell office:value-type="float" office:value="1527847">
            <text:p>1527847</text:p>
          </table:table-cell>
          <table:table-cell/>
          <table:table-cell table:formula="of:=[.G20]-[.C20]" office:value-type="float" office:value="698794">
            <text:p>698794</text:p>
          </table:table-cell>
          <table:table-cell table:formula="of:=[.H20]-[.D20]" office:value-type="float" office:value="1259025">
            <text:p>1259025</text:p>
          </table:table-cell>
          <table:table-cell table:formula="of:=[.I20]-[.E20]" office:value-type="float" office:value="365291">
            <text:p>365291</text:p>
          </table:table-cell>
          <table:table-cell/>
          <table:table-cell table:formula="of:=[.C20]+[.K20]*9" office:value-type="float" office:value="7355144">
            <text:p>7355144</text:p>
          </table:table-cell>
          <table:table-cell table:formula="of:=[.D20]+[.L20]*9" office:value-type="float" office:value="12144450">
            <text:p>12144450</text:p>
          </table:table-cell>
          <table:table-cell table:formula="of:=[.E20]+[.M20]*9" office:value-type="float" office:value="4450175">
            <text:p>4450175</text:p>
          </table:table-cell>
        </table:table-row>
        <table:table-row table:style-name="ro2">
          <table:table-cell office:value-type="string">
            <text:p>L2_RQSTS.PF_MISS</text:p>
          </table:table-cell>
          <table:table-cell office:value-type="string">
            <text:p>r8024:u</text:p>
          </table:table-cell>
          <table:table-cell office:value-type="float" office:value="38161">
            <text:p>38161</text:p>
          </table:table-cell>
          <table:table-cell office:value-type="float" office:value="39720">
            <text:p>39720</text:p>
          </table:table-cell>
          <table:table-cell office:value-type="float" office:value="39679">
            <text:p>39679</text:p>
          </table:table-cell>
          <table:table-cell/>
          <table:table-cell office:value-type="float" office:value="69427">
            <text:p>69427</text:p>
          </table:table-cell>
          <table:table-cell office:value-type="float" office:value="73327">
            <text:p>73327</text:p>
          </table:table-cell>
          <table:table-cell office:value-type="float" office:value="72880">
            <text:p>72880</text:p>
          </table:table-cell>
          <table:table-cell/>
          <table:table-cell table:formula="of:=[.G21]-[.C21]" office:value-type="float" office:value="31266">
            <text:p>31266</text:p>
          </table:table-cell>
          <table:table-cell table:formula="of:=[.H21]-[.D21]" office:value-type="float" office:value="33607">
            <text:p>33607</text:p>
          </table:table-cell>
          <table:table-cell table:formula="of:=[.I21]-[.E21]" office:value-type="float" office:value="33201">
            <text:p>33201</text:p>
          </table:table-cell>
          <table:table-cell/>
          <table:table-cell table:formula="of:=[.C21]+[.K21]*9" office:value-type="float" office:value="319555">
            <text:p>319555</text:p>
          </table:table-cell>
          <table:table-cell table:formula="of:=[.D21]+[.L21]*9" office:value-type="float" office:value="342183">
            <text:p>342183</text:p>
          </table:table-cell>
          <table:table-cell table:formula="of:=[.E21]+[.M21]*9" office:value-type="float" office:value="338488">
            <text:p>338488</text:p>
          </table:table-cell>
        </table:table-row>
        <table:table-row table:style-name="ro2">
          <table:table-cell office:value-type="string">
            <text:p>CYCLE_ACTIVITY.CYCLES_L2_PENDING</text:p>
          </table:table-cell>
          <table:table-cell office:value-type="string">
            <text:p>r01a3:u</text:p>
          </table:table-cell>
          <table:table-cell office:value-type="float" office:value="1055154">
            <text:p>1055154</text:p>
          </table:table-cell>
          <table:table-cell office:value-type="float" office:value="1024581">
            <text:p>1024581</text:p>
          </table:table-cell>
          <table:table-cell office:value-type="float" office:value="1085833">
            <text:p>1085833</text:p>
          </table:table-cell>
          <table:table-cell/>
          <table:table-cell office:value-type="float" office:value="1412378">
            <text:p>1412378</text:p>
          </table:table-cell>
          <table:table-cell office:value-type="float" office:value="1844832">
            <text:p>1844832</text:p>
          </table:table-cell>
          <table:table-cell office:value-type="float" office:value="1427155">
            <text:p>1427155</text:p>
          </table:table-cell>
          <table:table-cell/>
          <table:table-cell table:formula="of:=[.G22]-[.C22]" office:value-type="float" office:value="357224">
            <text:p>357224</text:p>
          </table:table-cell>
          <table:table-cell table:formula="of:=[.H22]-[.D22]" office:value-type="float" office:value="820251">
            <text:p>820251</text:p>
          </table:table-cell>
          <table:table-cell table:formula="of:=[.I22]-[.E22]" office:value-type="float" office:value="341322">
            <text:p>341322</text:p>
          </table:table-cell>
          <table:table-cell/>
          <table:table-cell table:formula="of:=[.C22]+[.K22]*9" office:value-type="float" office:value="4270170">
            <text:p>4270170</text:p>
          </table:table-cell>
          <table:table-cell table:formula="of:=[.D22]+[.L22]*9" office:value-type="float" office:value="8406840">
            <text:p>8406840</text:p>
          </table:table-cell>
          <table:table-cell table:formula="of:=[.E22]+[.M22]*9" office:value-type="float" office:value="4157731">
            <text:p>4157731</text:p>
          </table:table-cell>
        </table:table-row>
        <table:table-row table:style-name="ro2">
          <table:table-cell office:value-type="string">
            <text:p>CYCLE_ACTIVITY.CYCLES_LDM_PENDING</text:p>
          </table:table-cell>
          <table:table-cell office:value-type="string">
            <text:p>r02a3:u</text:p>
          </table:table-cell>
          <table:table-cell office:value-type="float" office:value="239936990">
            <text:p>239936990</text:p>
          </table:table-cell>
          <table:table-cell office:value-type="float" office:value="227975334">
            <text:p>227975334</text:p>
          </table:table-cell>
          <table:table-cell office:value-type="float" office:value="202425500">
            <text:p>202425500</text:p>
          </table:table-cell>
          <table:table-cell/>
          <table:table-cell office:value-type="float" office:value="360041404">
            <text:p>360041404</text:p>
          </table:table-cell>
          <table:table-cell office:value-type="float" office:value="333397492">
            <text:p>333397492</text:p>
          </table:table-cell>
          <table:table-cell office:value-type="float" office:value="294053256">
            <text:p>294053256</text:p>
          </table:table-cell>
          <table:table-cell/>
          <table:table-cell table:formula="of:=[.G23]-[.C23]" office:value-type="float" office:value="120104414">
            <text:p>120104414</text:p>
          </table:table-cell>
          <table:table-cell table:formula="of:=[.H23]-[.D23]" office:value-type="float" office:value="105422158">
            <text:p>105422158</text:p>
          </table:table-cell>
          <table:table-cell table:formula="of:=[.I23]-[.E23]" office:value-type="float" office:value="91627756">
            <text:p>91627756</text:p>
          </table:table-cell>
          <table:table-cell/>
          <table:table-cell table:formula="of:=[.C23]+[.K23]*9" office:value-type="float" office:value="1320876716">
            <text:p>1320876716</text:p>
          </table:table-cell>
          <table:table-cell table:formula="of:=[.D23]+[.L23]*9" office:value-type="float" office:value="1176774756">
            <text:p>1176774756</text:p>
          </table:table-cell>
          <table:table-cell table:formula="of:=[.E23]+[.M23]*9" office:value-type="float" office:value="1027075304">
            <text:p>1027075304</text:p>
          </table:table-cell>
        </table:table-row>
        <table:table-row table:style-name="ro2">
          <table:table-cell office:value-type="string">
            <text:p>CYCLE_ACTIVITY.CYCLES_L1D_PENDING</text:p>
          </table:table-cell>
          <table:table-cell office:value-type="string">
            <text:p>r08a3:u</text:p>
          </table:table-cell>
          <table:table-cell office:value-type="float" office:value="324537680">
            <text:p>324537680</text:p>
          </table:table-cell>
          <table:table-cell office:value-type="float" office:value="263790256">
            <text:p>263790256</text:p>
          </table:table-cell>
          <table:table-cell office:value-type="float" office:value="208963104">
            <text:p>208963104</text:p>
          </table:table-cell>
          <table:table-cell/>
          <table:table-cell office:value-type="float" office:value="555930152">
            <text:p>555930152</text:p>
          </table:table-cell>
          <table:table-cell office:value-type="float" office:value="572154264">
            <text:p>572154264</text:p>
          </table:table-cell>
          <table:table-cell office:value-type="float" office:value="375089024">
            <text:p>375089024</text:p>
          </table:table-cell>
          <table:table-cell/>
          <table:table-cell table:formula="of:=[.G24]-[.C24]" office:value-type="float" office:value="231392472">
            <text:p>231392472</text:p>
          </table:table-cell>
          <table:table-cell table:formula="of:=[.H24]-[.D24]" office:value-type="float" office:value="308364008">
            <text:p>308364008</text:p>
          </table:table-cell>
          <table:table-cell table:formula="of:=[.I24]-[.E24]" office:value-type="float" office:value="166125920">
            <text:p>166125920</text:p>
          </table:table-cell>
          <table:table-cell/>
          <table:table-cell table:formula="of:=[.C24]+[.K24]*9" office:value-type="float" office:value="2407069928">
            <text:p>2407069928</text:p>
          </table:table-cell>
          <table:table-cell table:formula="of:=[.D24]+[.L24]*9" office:value-type="float" office:value="3039066328">
            <text:p>3039066328</text:p>
          </table:table-cell>
          <table:table-cell table:formula="of:=[.E24]+[.M24]*9" office:value-type="float" office:value="1704096384">
            <text:p>1704096384</text:p>
          </table:table-cell>
        </table:table-row>
        <table:table-row table:style-name="ro2" table:number-rows-repeated="5">
          <table:table-cell table:number-columns-repeated="17"/>
        </table:table-row>
        <table:table-row table:style-name="ro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heet4" table:style-name="ta1">
        <table:table-column table:style-name="co8" table:default-cell-style-name="Default"/>
        <table:table-column table:style-name="co4" table:number-columns-repeated="16" table:default-cell-style-name="Default"/>
        <table:table-row table:style-name="ro1">
          <table:table-cell table:number-columns-repeated="2"/>
          <table:table-cell office:value-type="string">
            <text:p>1 run</text:p>
          </table:table-cell>
          <table:table-cell table:number-columns-repeated="3"/>
          <table:table-cell office:value-type="string">
            <text:p>101 Runs</text:p>
          </table:table-cell>
          <table:table-cell table:number-columns-repeated="3"/>
          <table:table-cell office:value-type="string">
            <text:p>Diff → cost of dgemv</text:p>
          </table:table-cell>
          <table:table-cell table:number-columns-repeated="3"/>
          <table:table-cell office:value-type="string">
            <text:p>Estimated cost of 10 runs</text:p>
          </table:table-cell>
          <table:table-cell table:number-columns-repeated="2"/>
        </table:table-row>
        <table:table-row table:style-name="ro1">
          <table:table-cell office:value-type="string">
            <text:p>UnHalted Core Cycles</text:p>
          </table:table-cell>
          <table:table-cell office:value-type="string">
            <text:p>cycles:u</text:p>
          </table:table-cell>
          <table:table-cell office:value-type="float" office:value="195155171">
            <text:p>195155171</text:p>
          </table:table-cell>
          <table:table-cell office:value-type="float" office:value="186788588">
            <text:p>186788588</text:p>
          </table:table-cell>
          <table:table-cell office:value-type="float" office:value="180778001">
            <text:p>180778001</text:p>
          </table:table-cell>
          <table:table-cell/>
          <table:table-cell office:value-type="float" office:value="6253030181">
            <text:p>6253030181</text:p>
          </table:table-cell>
          <table:table-cell office:value-type="float" office:value="5352219634">
            <text:p>5352219634</text:p>
          </table:table-cell>
          <table:table-cell office:value-type="float" office:value="4786680882">
            <text:p>4786680882</text:p>
          </table:table-cell>
          <table:table-cell/>
          <table:table-cell table:formula="of:=([.G2]-[.C2])/100" office:value-type="float" office:value="60578750.1">
            <text:p>60578750.1</text:p>
          </table:table-cell>
          <table:table-cell table:formula="of:=([.H2]-[.D2])/100" office:value-type="float" office:value="51654310.46">
            <text:p>51654310.46</text:p>
          </table:table-cell>
          <table:table-cell table:formula="of:=([.I2]-[.E2])/100" office:value-type="float" office:value="46059028.81">
            <text:p>46059028.81</text:p>
          </table:table-cell>
          <table:table-cell/>
          <table:table-cell table:formula="of:=[.C2]+[.K2]*9" office:value-type="float" office:value="740363921.9">
            <text:p>740363921.9</text:p>
          </table:table-cell>
          <table:table-cell table:formula="of:=[.D2]+[.L2]*9" office:value-type="float" office:value="651677382.14">
            <text:p>651677382.14</text:p>
          </table:table-cell>
          <table:table-cell table:formula="of:=[.E2]+[.M2]*9" office:value-type="float" office:value="595309260.29">
            <text:p>595309260.29</text:p>
          </table:table-cell>
        </table:table-row>
        <table:table-row table:style-name="ro2">
          <table:table-cell office:value-type="string">
            <text:p>LD_BLOCKS_PARTIAL.ADDRESS_ALIAS</text:p>
          </table:table-cell>
          <table:table-cell office:value-type="string">
            <text:p>r0107:u</text:p>
          </table:table-cell>
          <table:table-cell office:value-type="float" office:value="34095566">
            <text:p>34095566</text:p>
          </table:table-cell>
          <table:table-cell office:value-type="float" office:value="5724675">
            <text:p>5724675</text:p>
          </table:table-cell>
          <table:table-cell office:value-type="float" office:value="37555">
            <text:p>37555</text:p>
          </table:table-cell>
          <table:table-cell/>
          <table:table-cell office:value-type="float" office:value="3378518481">
            <text:p>3378518481</text:p>
          </table:table-cell>
          <table:table-cell office:value-type="float" office:value="386298916">
            <text:p>386298916</text:p>
          </table:table-cell>
          <table:table-cell office:value-type="float" office:value="269776">
            <text:p>269776</text:p>
          </table:table-cell>
          <table:table-cell/>
          <table:table-cell table:formula="of:=([.G3]-[.C3])/100" office:value-type="float" office:value="33444229.15">
            <text:p>33444229.15</text:p>
          </table:table-cell>
          <table:table-cell table:formula="of:=([.H3]-[.D3])/100" office:value-type="float" office:value="3805742.41">
            <text:p>3805742.41</text:p>
          </table:table-cell>
          <table:table-cell table:formula="of:=([.I3]-[.E3])/100" office:value-type="float" office:value="2322.21">
            <text:p>2322.21</text:p>
          </table:table-cell>
          <table:table-cell/>
          <table:table-cell table:formula="of:=[.C3]+[.K3]*9" office:value-type="float" office:value="335093628.35">
            <text:p>335093628.35</text:p>
          </table:table-cell>
          <table:table-cell table:formula="of:=[.D3]+[.L3]*9" office:value-type="float" office:value="39976356.69">
            <text:p>39976356.69</text:p>
          </table:table-cell>
          <table:table-cell table:formula="of:=[.E3]+[.M3]*9" office:value-type="float" office:value="58454.89">
            <text:p>58454.89</text:p>
          </table:table-cell>
        </table:table-row>
        <table:table-row table:style-name="ro2">
          <table:table-cell office:value-type="string">
            <text:p>MISALIGN_MEM_REF.LOADS</text:p>
          </table:table-cell>
          <table:table-cell office:value-type="string">
            <text:p>r0105:u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/>
          <table:table-cell office:value-type="float" office:value="106">
            <text:p>106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/>
          <table:table-cell table:formula="of:=([.G4]-[.C4])/100" office:value-type="float" office:value="0.37">
            <text:p>0.37</text:p>
          </table:table-cell>
          <table:table-cell table:formula="of:=([.H4]-[.D4])/100" office:value-type="float" office:value="0.27">
            <text:p>0.27</text:p>
          </table:table-cell>
          <table:table-cell table:formula="of:=([.I4]-[.E4])/100" office:value-type="float" office:value="0.3">
            <text:p>0.3</text:p>
          </table:table-cell>
          <table:table-cell/>
          <table:table-cell table:formula="of:=[.C4]+[.K4]*9" office:value-type="float" office:value="72.33">
            <text:p>72.33</text:p>
          </table:table-cell>
          <table:table-cell table:formula="of:=[.D4]+[.L4]*9" office:value-type="float" office:value="77.43">
            <text:p>77.43</text:p>
          </table:table-cell>
          <table:table-cell table:formula="of:=[.E4]+[.M4]*9" office:value-type="float" office:value="68.7">
            <text:p>68.7</text:p>
          </table:table-cell>
        </table:table-row>
        <table:table-row table:style-name="ro2">
          <table:table-cell office:value-type="string">
            <text:p>MISALIGN_MEM_REF.STORES</text:p>
          </table:table-cell>
          <table:table-cell office:value-type="string">
            <text:p>r0205:u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/>
          <table:table-cell table:formula="of:=([.G5]-[.C5])/100" office:value-type="float" office:value="0.03">
            <text:p>0.03</text:p>
          </table:table-cell>
          <table:table-cell table:formula="of:=([.H5]-[.D5])/100" office:value-type="float" office:value="0.05">
            <text:p>0.05</text:p>
          </table:table-cell>
          <table:table-cell table:formula="of:=([.I5]-[.E5])/100" office:value-type="float" office:value="0">
            <text:p>0</text:p>
          </table:table-cell>
          <table:table-cell/>
          <table:table-cell table:formula="of:=[.C5]+[.K5]*9" office:value-type="float" office:value="18.27">
            <text:p>18.27</text:p>
          </table:table-cell>
          <table:table-cell table:formula="of:=[.D5]+[.L5]*9" office:value-type="float" office:value="19.45">
            <text:p>19.45</text:p>
          </table:table-cell>
          <table:table-cell table:formula="of:=[.E5]+[.M5]*9" office:value-type="float" office:value="20">
            <text:p>20</text:p>
          </table:table-cell>
        </table:table-row>
        <table:table-row table:style-name="ro2">
          <table:table-cell office:value-type="string">
            <text:p>DTLB_LOAD_MISSES.MISS_CAUSES_A_WALK</text:p>
          </table:table-cell>
          <table:table-cell office:value-type="string">
            <text:p>r8108:u</text:p>
          </table:table-cell>
          <table:table-cell office:value-type="float" office:value="3029789">
            <text:p>3029789</text:p>
          </table:table-cell>
          <table:table-cell office:value-type="float" office:value="3002688">
            <text:p>3002688</text:p>
          </table:table-cell>
          <table:table-cell office:value-type="float" office:value="2962878">
            <text:p>2962878</text:p>
          </table:table-cell>
          <table:table-cell/>
          <table:table-cell office:value-type="float" office:value="18854460">
            <text:p>18854460</text:p>
          </table:table-cell>
          <table:table-cell office:value-type="float" office:value="18827235">
            <text:p>18827235</text:p>
          </table:table-cell>
          <table:table-cell office:value-type="float" office:value="18771017">
            <text:p>18771017</text:p>
          </table:table-cell>
          <table:table-cell/>
          <table:table-cell table:formula="of:=([.G6]-[.C6])/100" office:value-type="float" office:value="158246.71">
            <text:p>158246.71</text:p>
          </table:table-cell>
          <table:table-cell table:formula="of:=([.H6]-[.D6])/100" office:value-type="float" office:value="158245.47">
            <text:p>158245.47</text:p>
          </table:table-cell>
          <table:table-cell table:formula="of:=([.I6]-[.E6])/100" office:value-type="float" office:value="158081.39">
            <text:p>158081.39</text:p>
          </table:table-cell>
          <table:table-cell/>
          <table:table-cell table:formula="of:=[.C6]+[.K6]*9" office:value-type="float" office:value="4454009.39">
            <text:p>4454009.39</text:p>
          </table:table-cell>
          <table:table-cell table:formula="of:=[.D6]+[.L6]*9" office:value-type="float" office:value="4426897.23">
            <text:p>4426897.23</text:p>
          </table:table-cell>
          <table:table-cell table:formula="of:=[.E6]+[.M6]*9" office:value-type="float" office:value="4385610.51">
            <text:p>4385610.51</text:p>
          </table:table-cell>
        </table:table-row>
        <table:table-row table:style-name="ro2">
          <table:table-cell office:value-type="string">
            <text:p>MEM_UOPS_RETIRED.STORES</text:p>
          </table:table-cell>
          <table:table-cell office:value-type="string">
            <text:p>r82d0:u</text:p>
          </table:table-cell>
          <table:table-cell office:value-type="float" office:value="16909151">
            <text:p>16909151</text:p>
          </table:table-cell>
          <table:table-cell office:value-type="float" office:value="16909177">
            <text:p>16909177</text:p>
          </table:table-cell>
          <table:table-cell office:value-type="float" office:value="16909151">
            <text:p>16909151</text:p>
          </table:table-cell>
          <table:table-cell/>
          <table:table-cell office:value-type="float" office:value="1695046151">
            <text:p>1695046151</text:p>
          </table:table-cell>
          <table:table-cell office:value-type="float" office:value="1695046177">
            <text:p>1695046177</text:p>
          </table:table-cell>
          <table:table-cell office:value-type="float" office:value="1695046151">
            <text:p>1695046151</text:p>
          </table:table-cell>
          <table:table-cell/>
          <table:table-cell table:formula="of:=([.G7]-[.C7])/100" office:value-type="float" office:value="16781370">
            <text:p>16781370</text:p>
          </table:table-cell>
          <table:table-cell table:formula="of:=([.H7]-[.D7])/100" office:value-type="float" office:value="16781370">
            <text:p>16781370</text:p>
          </table:table-cell>
          <table:table-cell table:formula="of:=([.I7]-[.E7])/100" office:value-type="float" office:value="16781370">
            <text:p>16781370</text:p>
          </table:table-cell>
          <table:table-cell/>
          <table:table-cell table:formula="of:=[.C7]+[.K7]*9" office:value-type="float" office:value="167941481">
            <text:p>167941481</text:p>
          </table:table-cell>
          <table:table-cell table:formula="of:=[.D7]+[.L7]*9" office:value-type="float" office:value="167941507">
            <text:p>167941507</text:p>
          </table:table-cell>
          <table:table-cell table:formula="of:=[.E7]+[.M7]*9" office:value-type="float" office:value="167941481">
            <text:p>167941481</text:p>
          </table:table-cell>
        </table:table-row>
        <table:table-row table:style-name="ro2">
          <table:table-cell office:value-type="string">
            <text:p>MEM_UOPS_RETIRED.LOADS</text:p>
          </table:table-cell>
          <table:table-cell office:value-type="string">
            <text:p>r81d0:u</text:p>
          </table:table-cell>
          <table:table-cell office:value-type="float" office:value="59377843">
            <text:p>59377843</text:p>
          </table:table-cell>
          <table:table-cell office:value-type="float" office:value="59374615">
            <text:p>59374615</text:p>
          </table:table-cell>
          <table:table-cell office:value-type="float" office:value="59364422">
            <text:p>59364422</text:p>
          </table:table-cell>
          <table:table-cell/>
          <table:table-cell office:value-type="float" office:value="5933892881">
            <text:p>5933892881</text:p>
          </table:table-cell>
          <table:table-cell office:value-type="float" office:value="5933948111">
            <text:p>5933948111</text:p>
          </table:table-cell>
          <table:table-cell office:value-type="float" office:value="5933886107">
            <text:p>5933886107</text:p>
          </table:table-cell>
          <table:table-cell/>
          <table:table-cell table:formula="of:=([.G8]-[.C8])/100" office:value-type="float" office:value="58745150.38">
            <text:p>58745150.38</text:p>
          </table:table-cell>
          <table:table-cell table:formula="of:=([.H8]-[.D8])/100" office:value-type="float" office:value="58745734.96">
            <text:p>58745734.96</text:p>
          </table:table-cell>
          <table:table-cell table:formula="of:=([.I8]-[.E8])/100" office:value-type="float" office:value="58745216.85">
            <text:p>58745216.85</text:p>
          </table:table-cell>
          <table:table-cell/>
          <table:table-cell table:formula="of:=[.C8]+[.K8]*9" office:value-type="float" office:value="588084196.42">
            <text:p>588084196.42</text:p>
          </table:table-cell>
          <table:table-cell table:formula="of:=[.D8]+[.L8]*9" office:value-type="float" office:value="588086229.64">
            <text:p>588086229.64</text:p>
          </table:table-cell>
          <table:table-cell table:formula="of:=[.E8]+[.M8]*9" office:value-type="float" office:value="588071373.65">
            <text:p>588071373.65</text:p>
          </table:table-cell>
        </table:table-row>
        <table:table-row table:style-name="ro2">
          <table:table-cell office:value-type="string">
            <text:p>MEM_LOAD_UOPS_RETIRED.HIT_LFB</text:p>
          </table:table-cell>
          <table:table-cell office:value-type="string">
            <text:p>r40d1:u</text:p>
          </table:table-cell>
          <table:table-cell office:value-type="float" office:value="7749806">
            <text:p>7749806</text:p>
          </table:table-cell>
          <table:table-cell office:value-type="float" office:value="9756519">
            <text:p>9756519</text:p>
          </table:table-cell>
          <table:table-cell office:value-type="float" office:value="6961106">
            <text:p>6961106</text:p>
          </table:table-cell>
          <table:table-cell/>
          <table:table-cell office:value-type="float" office:value="618415744">
            <text:p>618415744</text:p>
          </table:table-cell>
          <table:table-cell office:value-type="float" office:value="803991410">
            <text:p>803991410</text:p>
          </table:table-cell>
          <table:table-cell office:value-type="float" office:value="611341734">
            <text:p>611341734</text:p>
          </table:table-cell>
          <table:table-cell/>
          <table:table-cell table:formula="of:=([.G9]-[.C9])/100" office:value-type="float" office:value="6106659.38">
            <text:p>6106659.38</text:p>
          </table:table-cell>
          <table:table-cell table:formula="of:=([.H9]-[.D9])/100" office:value-type="float" office:value="7942348.91">
            <text:p>7942348.91</text:p>
          </table:table-cell>
          <table:table-cell table:formula="of:=([.I9]-[.E9])/100" office:value-type="float" office:value="6043806.28">
            <text:p>6043806.28</text:p>
          </table:table-cell>
          <table:table-cell/>
          <table:table-cell table:formula="of:=[.C9]+[.K9]*9" office:value-type="float" office:value="62709740.42">
            <text:p>62709740.42</text:p>
          </table:table-cell>
          <table:table-cell table:formula="of:=[.D9]+[.L9]*9" office:value-type="float" office:value="81237659.19">
            <text:p>81237659.19</text:p>
          </table:table-cell>
          <table:table-cell table:formula="of:=[.E9]+[.M9]*9" office:value-type="float" office:value="61355362.52">
            <text:p>61355362.52</text:p>
          </table:table-cell>
        </table:table-row>
        <table:table-row table:style-name="ro2">
          <table:table-cell office:value-type="string">
            <text:p>MEM_LOAD_UOPS.RETIRED.L1_HIT</text:p>
          </table:table-cell>
          <table:table-cell office:value-type="string">
            <text:p>r01d1:u</text:p>
          </table:table-cell>
          <table:table-cell office:value-type="float" office:value="50760651">
            <text:p>50760651</text:p>
          </table:table-cell>
          <table:table-cell office:value-type="float" office:value="48294136">
            <text:p>48294136</text:p>
          </table:table-cell>
          <table:table-cell office:value-type="float" office:value="50868887">
            <text:p>50868887</text:p>
          </table:table-cell>
          <table:table-cell/>
          <table:table-cell office:value-type="float" office:value="5269721566">
            <text:p>5269721566</text:p>
          </table:table-cell>
          <table:table-cell office:value-type="float" office:value="5044772275">
            <text:p>5044772275</text:p>
          </table:table-cell>
          <table:table-cell office:value-type="float" office:value="5218411634">
            <text:p>5218411634</text:p>
          </table:table-cell>
          <table:table-cell/>
          <table:table-cell table:formula="of:=([.G10]-[.C10])/100" office:value-type="float" office:value="52189609.15">
            <text:p>52189609.15</text:p>
          </table:table-cell>
          <table:table-cell table:formula="of:=([.H10]-[.D10])/100" office:value-type="float" office:value="49964781.39">
            <text:p>49964781.39</text:p>
          </table:table-cell>
          <table:table-cell table:formula="of:=([.I10]-[.E10])/100" office:value-type="float" office:value="51675427.47">
            <text:p>51675427.47</text:p>
          </table:table-cell>
          <table:table-cell/>
          <table:table-cell table:formula="of:=[.C10]+[.K10]*9" office:value-type="float" office:value="520467133.35">
            <text:p>520467133.35</text:p>
          </table:table-cell>
          <table:table-cell table:formula="of:=[.D10]+[.L10]*9" office:value-type="float" office:value="497977168.51">
            <text:p>497977168.51</text:p>
          </table:table-cell>
          <table:table-cell table:formula="of:=[.E10]+[.M10]*9" office:value-type="float" office:value="515947734.23">
            <text:p>515947734.23</text:p>
          </table:table-cell>
        </table:table-row>
        <table:table-row table:style-name="ro2">
          <table:table-cell office:value-type="string">
            <text:p>MEM_LOAD_UOPS.RETIRED.L2_HIT</text:p>
          </table:table-cell>
          <table:table-cell office:value-type="string">
            <text:p>r02d1:u</text:p>
          </table:table-cell>
          <table:table-cell office:value-type="float" office:value="586557">
            <text:p>586557</text:p>
          </table:table-cell>
          <table:table-cell office:value-type="float" office:value="1042973">
            <text:p>1042973</text:p>
          </table:table-cell>
          <table:table-cell office:value-type="float" office:value="1259861">
            <text:p>1259861</text:p>
          </table:table-cell>
          <table:table-cell/>
          <table:table-cell office:value-type="float" office:value="45448612">
            <text:p>45448612</text:p>
          </table:table-cell>
          <table:table-cell office:value-type="float" office:value="84845514">
            <text:p>84845514</text:p>
          </table:table-cell>
          <table:table-cell office:value-type="float" office:value="103820671">
            <text:p>103820671</text:p>
          </table:table-cell>
          <table:table-cell/>
          <table:table-cell table:formula="of:=([.G11]-[.C11])/100" office:value-type="float" office:value="448620.55">
            <text:p>448620.55</text:p>
          </table:table-cell>
          <table:table-cell table:formula="of:=([.H11]-[.D11])/100" office:value-type="float" office:value="838025.41">
            <text:p>838025.41</text:p>
          </table:table-cell>
          <table:table-cell table:formula="of:=([.I11]-[.E11])/100" office:value-type="float" office:value="1025608.1">
            <text:p>1025608.1</text:p>
          </table:table-cell>
          <table:table-cell/>
          <table:table-cell table:formula="of:=[.C11]+[.K11]*9" office:value-type="float" office:value="4624141.95">
            <text:p>4624141.95</text:p>
          </table:table-cell>
          <table:table-cell table:formula="of:=[.D11]+[.L11]*9" office:value-type="float" office:value="8585201.69">
            <text:p>8585201.69</text:p>
          </table:table-cell>
          <table:table-cell table:formula="of:=[.E11]+[.M11]*9" office:value-type="float" office:value="10490333.9">
            <text:p>10490333.9</text:p>
          </table:table-cell>
        </table:table-row>
        <table:table-row table:style-name="ro2">
          <table:table-cell office:value-type="string">
            <text:p>MEM_LOAD_UOPS.RETIRED.LLC_HIT</text:p>
          </table:table-cell>
          <table:table-cell office:value-type="string">
            <text:p>r04d1:u</text:p>
          </table:table-cell>
          <table:table-cell office:value-type="float" office:value="11993">
            <text:p>11993</text:p>
          </table:table-cell>
          <table:table-cell office:value-type="float" office:value="5612">
            <text:p>5612</text:p>
          </table:table-cell>
          <table:table-cell office:value-type="float" office:value="2342">
            <text:p>2342</text:p>
          </table:table-cell>
          <table:table-cell/>
          <table:table-cell office:value-type="float" office:value="9092">
            <text:p>9092</text:p>
          </table:table-cell>
          <table:table-cell office:value-type="float" office:value="58760">
            <text:p>58760</text:p>
          </table:table-cell>
          <table:table-cell office:value-type="float" office:value="20241">
            <text:p>20241</text:p>
          </table:table-cell>
          <table:table-cell/>
          <table:table-cell table:formula="of:=([.G12]-[.C12])/100" office:value-type="float" office:value="-29.01">
            <text:p>-29.01</text:p>
          </table:table-cell>
          <table:table-cell table:formula="of:=([.H12]-[.D12])/100" office:value-type="float" office:value="531.48">
            <text:p>531.48</text:p>
          </table:table-cell>
          <table:table-cell table:formula="of:=([.I12]-[.E12])/100" office:value-type="float" office:value="178.99">
            <text:p>178.99</text:p>
          </table:table-cell>
          <table:table-cell/>
          <table:table-cell table:formula="of:=[.C12]+[.K12]*9" office:value-type="float" office:value="11731.91">
            <text:p>11731.91</text:p>
          </table:table-cell>
          <table:table-cell table:formula="of:=[.D12]+[.L12]*9" office:value-type="float" office:value="10395.32">
            <text:p>10395.32</text:p>
          </table:table-cell>
          <table:table-cell table:formula="of:=[.E12]+[.M12]*9" office:value-type="float" office:value="3952.91">
            <text:p>3952.91</text:p>
          </table:table-cell>
        </table:table-row>
        <table:table-row table:style-name="ro2">
          <table:table-cell office:value-type="string">
            <text:p>MEM_LOAD_UOPS.RETIRED.LLC_MISS</text:p>
          </table:table-cell>
          <table:table-cell office:value-type="string">
            <text:p>r20d1:u</text:p>
          </table:table-cell>
          <table:table-cell office:value-type="float" office:value="4817">
            <text:p>4817</text:p>
          </table:table-cell>
          <table:table-cell office:value-type="float" office:value="3902">
            <text:p>3902</text:p>
          </table:table-cell>
          <table:table-cell office:value-type="float" office:value="3564">
            <text:p>3564</text:p>
          </table:table-cell>
          <table:table-cell/>
          <table:table-cell office:value-type="float" office:value="5587">
            <text:p>5587</text:p>
          </table:table-cell>
          <table:table-cell office:value-type="float" office:value="10058">
            <text:p>10058</text:p>
          </table:table-cell>
          <table:table-cell office:value-type="float" office:value="5407">
            <text:p>5407</text:p>
          </table:table-cell>
          <table:table-cell/>
          <table:table-cell table:formula="of:=([.G13]-[.C13])/100" office:value-type="float" office:value="7.7">
            <text:p>7.7</text:p>
          </table:table-cell>
          <table:table-cell table:formula="of:=([.H13]-[.D13])/100" office:value-type="float" office:value="61.56">
            <text:p>61.56</text:p>
          </table:table-cell>
          <table:table-cell table:formula="of:=([.I13]-[.E13])/100" office:value-type="float" office:value="18.43">
            <text:p>18.43</text:p>
          </table:table-cell>
          <table:table-cell/>
          <table:table-cell table:formula="of:=[.C13]+[.K13]*9" office:value-type="float" office:value="4886.3">
            <text:p>4886.3</text:p>
          </table:table-cell>
          <table:table-cell table:formula="of:=[.D13]+[.L13]*9" office:value-type="float" office:value="4456.04">
            <text:p>4456.04</text:p>
          </table:table-cell>
          <table:table-cell table:formula="of:=[.E13]+[.M13]*9" office:value-type="float" office:value="3729.87">
            <text:p>3729.87</text:p>
          </table:table-cell>
        </table:table-row>
        <table:table-row table:style-name="ro2">
          <table:table-cell office:value-type="string">
            <text:p>MEM_LOAD_UOPS_LLC_HIT_RETIRED.XSNP_MISS</text:p>
          </table:table-cell>
          <table:table-cell office:value-type="string">
            <text:p>r01d2:u</text:p>
          </table:table-cell>
          <table:table-cell office:value-type="float" office:value="147">
            <text:p>147</text:p>
          </table:table-cell>
          <table:table-cell office:value-type="float" office:value="175">
            <text:p>175</text:p>
          </table:table-cell>
          <table:table-cell office:value-type="float" office:value="208">
            <text:p>208</text:p>
          </table:table-cell>
          <table:table-cell/>
          <table:table-cell office:value-type="float" office:value="124">
            <text:p>124</text:p>
          </table:table-cell>
          <table:table-cell office:value-type="float" office:value="570">
            <text:p>570</text:p>
          </table:table-cell>
          <table:table-cell office:value-type="float" office:value="172">
            <text:p>172</text:p>
          </table:table-cell>
          <table:table-cell/>
          <table:table-cell table:formula="of:=([.G14]-[.C14])/100" office:value-type="float" office:value="-0.23">
            <text:p>-0.23</text:p>
          </table:table-cell>
          <table:table-cell table:formula="of:=([.H14]-[.D14])/100" office:value-type="float" office:value="3.95">
            <text:p>3.95</text:p>
          </table:table-cell>
          <table:table-cell table:formula="of:=([.I14]-[.E14])/100" office:value-type="float" office:value="-0.36">
            <text:p>-0.36</text:p>
          </table:table-cell>
          <table:table-cell/>
          <table:table-cell table:formula="of:=[.C14]+[.K14]*9" office:value-type="float" office:value="144.93">
            <text:p>144.93</text:p>
          </table:table-cell>
          <table:table-cell table:formula="of:=[.D14]+[.L14]*9" office:value-type="float" office:value="210.55">
            <text:p>210.55</text:p>
          </table:table-cell>
          <table:table-cell table:formula="of:=[.E14]+[.M14]*9" office:value-type="float" office:value="204.76">
            <text:p>204.76</text:p>
          </table:table-cell>
        </table:table-row>
        <table:table-row table:style-name="ro2">
          <table:table-cell office:value-type="string">
            <text:p>MEM_LOAD_UOPS_LLC_HIT_RETIRED.XSNP_HIT</text:p>
          </table:table-cell>
          <table:table-cell office:value-type="string">
            <text:p>r02d2:u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/>
          <table:table-cell office:value-type="float" office:value="233">
            <text:p>233</text:p>
          </table:table-cell>
          <table:table-cell office:value-type="float" office:value="1041">
            <text:p>1041</text:p>
          </table:table-cell>
          <table:table-cell office:value-type="float" office:value="222">
            <text:p>222</text:p>
          </table:table-cell>
          <table:table-cell/>
          <table:table-cell table:formula="of:=([.G15]-[.C15])/100" office:value-type="float" office:value="1.63">
            <text:p>1.63</text:p>
          </table:table-cell>
          <table:table-cell table:formula="of:=([.H15]-[.D15])/100" office:value-type="float" office:value="9.75">
            <text:p>9.75</text:p>
          </table:table-cell>
          <table:table-cell table:formula="of:=([.I15]-[.E15])/100" office:value-type="float" office:value="1.51">
            <text:p>1.51</text:p>
          </table:table-cell>
          <table:table-cell/>
          <table:table-cell table:formula="of:=[.C15]+[.K15]*9" office:value-type="float" office:value="84.67">
            <text:p>84.67</text:p>
          </table:table-cell>
          <table:table-cell table:formula="of:=[.D15]+[.L15]*9" office:value-type="float" office:value="153.75">
            <text:p>153.75</text:p>
          </table:table-cell>
          <table:table-cell table:formula="of:=[.E15]+[.M15]*9" office:value-type="float" office:value="84.59">
            <text:p>84.59</text:p>
          </table:table-cell>
        </table:table-row>
        <table:table-row table:style-name="ro2">
          <table:table-cell office:value-type="string">
            <text:p>MEM_LOAD_UOPS_LLC_HIT_RETIRED.XSNP_HITM</text:p>
          </table:table-cell>
          <table:table-cell office:value-type="string">
            <text:p>r04d2:u</text:p>
          </table:table-cell>
          <table:table-cell office:value-type="float" office:value="74">
            <text:p>74</text:p>
          </table:table-cell>
          <table:table-cell office:value-type="float" office:value="32">
            <text:p>32</text:p>
          </table:table-cell>
          <table:table-cell office:value-type="float" office:value="176">
            <text:p>176</text:p>
          </table:table-cell>
          <table:table-cell/>
          <table:table-cell office:value-type="float" office:value="195">
            <text:p>195</text:p>
          </table:table-cell>
          <table:table-cell office:value-type="float" office:value="1995">
            <text:p>1995</text:p>
          </table:table-cell>
          <table:table-cell office:value-type="float" office:value="171">
            <text:p>171</text:p>
          </table:table-cell>
          <table:table-cell/>
          <table:table-cell table:formula="of:=([.G16]-[.C16])/100" office:value-type="float" office:value="1.21">
            <text:p>1.21</text:p>
          </table:table-cell>
          <table:table-cell table:formula="of:=([.H16]-[.D16])/100" office:value-type="float" office:value="19.63">
            <text:p>19.63</text:p>
          </table:table-cell>
          <table:table-cell table:formula="of:=([.I16]-[.E16])/100" office:value-type="float" office:value="-0.05">
            <text:p>-0.05</text:p>
          </table:table-cell>
          <table:table-cell/>
          <table:table-cell table:formula="of:=[.C16]+[.K16]*9" office:value-type="float" office:value="84.89">
            <text:p>84.89</text:p>
          </table:table-cell>
          <table:table-cell table:formula="of:=[.D16]+[.L16]*9" office:value-type="float" office:value="208.67">
            <text:p>208.67</text:p>
          </table:table-cell>
          <table:table-cell table:formula="of:=[.E16]+[.M16]*9" office:value-type="float" office:value="175.55">
            <text:p>175.55</text:p>
          </table:table-cell>
        </table:table-row>
        <table:table-row table:style-name="ro2">
          <table:table-cell office:value-type="string">
            <text:p>L1D.REPLACEMENT</text:p>
          </table:table-cell>
          <table:table-cell office:value-type="string">
            <text:p>r0151:u</text:p>
          </table:table-cell>
          <table:table-cell office:value-type="float" office:value="3707439">
            <text:p>3707439</text:p>
          </table:table-cell>
          <table:table-cell office:value-type="float" office:value="3302117">
            <text:p>3302117</text:p>
          </table:table-cell>
          <table:table-cell office:value-type="float" office:value="3149416">
            <text:p>3149416</text:p>
          </table:table-cell>
          <table:table-cell/>
          <table:table-cell office:value-type="float" office:value="283657204">
            <text:p>283657204</text:p>
          </table:table-cell>
          <table:table-cell office:value-type="float" office:value="249031208">
            <text:p>249031208</text:p>
          </table:table-cell>
          <table:table-cell office:value-type="float" office:value="218483519">
            <text:p>218483519</text:p>
          </table:table-cell>
          <table:table-cell/>
          <table:table-cell table:formula="of:=([.G17]-[.C17])/100" office:value-type="float" office:value="2799497.65">
            <text:p>2799497.65</text:p>
          </table:table-cell>
          <table:table-cell table:formula="of:=([.H17]-[.D17])/100" office:value-type="float" office:value="2457290.91">
            <text:p>2457290.91</text:p>
          </table:table-cell>
          <table:table-cell table:formula="of:=([.I17]-[.E17])/100" office:value-type="float" office:value="2153341.03">
            <text:p>2153341.03</text:p>
          </table:table-cell>
          <table:table-cell/>
          <table:table-cell table:formula="of:=[.C17]+[.K17]*9" office:value-type="float" office:value="28902917.85">
            <text:p>28902917.85</text:p>
          </table:table-cell>
          <table:table-cell table:formula="of:=[.D17]+[.L17]*9" office:value-type="float" office:value="25417735.19">
            <text:p>25417735.19</text:p>
          </table:table-cell>
          <table:table-cell table:formula="of:=[.E17]+[.M17]*9" office:value-type="float" office:value="22529485.27">
            <text:p>22529485.27</text:p>
          </table:table-cell>
        </table:table-row>
        <table:table-row table:style-name="ro2">
          <table:table-cell office:value-type="string">
            <text:p>LOAD_HIT_PRE.SW_PF</text:p>
          </table:table-cell>
          <table:table-cell office:value-type="string">
            <text:p>r014c:u</text:p>
          </table:table-cell>
          <table:table-cell office:value-type="float" office:value="754">
            <text:p>754</text:p>
          </table:table-cell>
          <table:table-cell office:value-type="float" office:value="873">
            <text:p>873</text:p>
          </table:table-cell>
          <table:table-cell office:value-type="float" office:value="3778">
            <text:p>3778</text:p>
          </table:table-cell>
          <table:table-cell/>
          <table:table-cell office:value-type="float" office:value="392275">
            <text:p>392275</text:p>
          </table:table-cell>
          <table:table-cell office:value-type="float" office:value="151079">
            <text:p>151079</text:p>
          </table:table-cell>
          <table:table-cell office:value-type="float" office:value="896417">
            <text:p>896417</text:p>
          </table:table-cell>
          <table:table-cell/>
          <table:table-cell table:formula="of:=([.G18]-[.C18])/100" office:value-type="float" office:value="3915.21">
            <text:p>3915.21</text:p>
          </table:table-cell>
          <table:table-cell table:formula="of:=([.H18]-[.D18])/100" office:value-type="float" office:value="1502.06">
            <text:p>1502.06</text:p>
          </table:table-cell>
          <table:table-cell table:formula="of:=([.I18]-[.E18])/100" office:value-type="float" office:value="8926.39">
            <text:p>8926.39</text:p>
          </table:table-cell>
          <table:table-cell/>
          <table:table-cell table:formula="of:=[.C18]+[.K18]*9" office:value-type="float" office:value="35990.89">
            <text:p>35990.89</text:p>
          </table:table-cell>
          <table:table-cell table:formula="of:=[.D18]+[.L18]*9" office:value-type="float" office:value="14391.54">
            <text:p>14391.54</text:p>
          </table:table-cell>
          <table:table-cell table:formula="of:=[.E18]+[.M18]*9" office:value-type="float" office:value="84115.51">
            <text:p>84115.51</text:p>
          </table:table-cell>
        </table:table-row>
        <table:table-row table:style-name="ro2">
          <table:table-cell office:value-type="string">
            <text:p>LOAD_HIT_PRE.HW_PF</text:p>
          </table:table-cell>
          <table:table-cell office:value-type="string">
            <text:p>r024c:u</text:p>
          </table:table-cell>
          <table:table-cell office:value-type="float" office:value="16406628">
            <text:p>16406628</text:p>
          </table:table-cell>
          <table:table-cell office:value-type="float" office:value="14692564">
            <text:p>14692564</text:p>
          </table:table-cell>
          <table:table-cell office:value-type="float" office:value="8096547">
            <text:p>8096547</text:p>
          </table:table-cell>
          <table:table-cell/>
          <table:table-cell office:value-type="float" office:value="1458933426">
            <text:p>1458933426</text:p>
          </table:table-cell>
          <table:table-cell office:value-type="float" office:value="1357515980">
            <text:p>1357515980</text:p>
          </table:table-cell>
          <table:table-cell office:value-type="float" office:value="641362043">
            <text:p>641362043</text:p>
          </table:table-cell>
          <table:table-cell/>
          <table:table-cell table:formula="of:=([.G19]-[.C19])/100" office:value-type="float" office:value="14425267.98">
            <text:p>14425267.98</text:p>
          </table:table-cell>
          <table:table-cell table:formula="of:=([.H19]-[.D19])/100" office:value-type="float" office:value="13428234.16">
            <text:p>13428234.16</text:p>
          </table:table-cell>
          <table:table-cell table:formula="of:=([.I19]-[.E19])/100" office:value-type="float" office:value="6332654.96">
            <text:p>6332654.96</text:p>
          </table:table-cell>
          <table:table-cell/>
          <table:table-cell table:formula="of:=[.C19]+[.K19]*9" office:value-type="float" office:value="146234039.82">
            <text:p>146234039.82</text:p>
          </table:table-cell>
          <table:table-cell table:formula="of:=[.D19]+[.L19]*9" office:value-type="float" office:value="135546671.44">
            <text:p>135546671.44</text:p>
          </table:table-cell>
          <table:table-cell table:formula="of:=[.E19]+[.M19]*9" office:value-type="float" office:value="65090441.64">
            <text:p>65090441.64</text:p>
          </table:table-cell>
        </table:table-row>
        <table:table-row table:style-name="ro2">
          <table:table-cell office:value-type="string">
            <text:p>L2_RQSTS.PF_HIT</text:p>
          </table:table-cell>
          <table:table-cell office:value-type="string">
            <text:p>r4024:u</text:p>
          </table:table-cell>
          <table:table-cell office:value-type="float" office:value="1065998">
            <text:p>1065998</text:p>
          </table:table-cell>
          <table:table-cell office:value-type="float" office:value="813225">
            <text:p>813225</text:p>
          </table:table-cell>
          <table:table-cell office:value-type="float" office:value="1162556">
            <text:p>1162556</text:p>
          </table:table-cell>
          <table:table-cell/>
          <table:table-cell office:value-type="float" office:value="97059715">
            <text:p>97059715</text:p>
          </table:table-cell>
          <table:table-cell office:value-type="float" office:value="114672731">
            <text:p>114672731</text:p>
          </table:table-cell>
          <table:table-cell office:value-type="float" office:value="64444364">
            <text:p>64444364</text:p>
          </table:table-cell>
          <table:table-cell/>
          <table:table-cell table:formula="of:=([.G20]-[.C20])/100" office:value-type="float" office:value="959937.17">
            <text:p>959937.17</text:p>
          </table:table-cell>
          <table:table-cell table:formula="of:=([.H20]-[.D20])/100" office:value-type="float" office:value="1138595.06">
            <text:p>1138595.06</text:p>
          </table:table-cell>
          <table:table-cell table:formula="of:=([.I20]-[.E20])/100" office:value-type="float" office:value="632818.08">
            <text:p>632818.08</text:p>
          </table:table-cell>
          <table:table-cell/>
          <table:table-cell table:formula="of:=[.C20]+[.K20]*9" office:value-type="float" office:value="9705432.53">
            <text:p>9705432.53</text:p>
          </table:table-cell>
          <table:table-cell table:formula="of:=[.D20]+[.L20]*9" office:value-type="float" office:value="11060580.54">
            <text:p>11060580.54</text:p>
          </table:table-cell>
          <table:table-cell table:formula="of:=[.E20]+[.M20]*9" office:value-type="float" office:value="6857918.72">
            <text:p>6857918.72</text:p>
          </table:table-cell>
        </table:table-row>
        <table:table-row table:style-name="ro2">
          <table:table-cell office:value-type="string">
            <text:p>L2_RQSTS.PF_MISS</text:p>
          </table:table-cell>
          <table:table-cell office:value-type="string">
            <text:p>r8024:u</text:p>
          </table:table-cell>
          <table:table-cell office:value-type="float" office:value="38161">
            <text:p>38161</text:p>
          </table:table-cell>
          <table:table-cell office:value-type="float" office:value="39720">
            <text:p>39720</text:p>
          </table:table-cell>
          <table:table-cell office:value-type="float" office:value="39679">
            <text:p>39679</text:p>
          </table:table-cell>
          <table:table-cell/>
          <table:table-cell office:value-type="float" office:value="3103410">
            <text:p>3103410</text:p>
          </table:table-cell>
          <table:table-cell office:value-type="float" office:value="3106949">
            <text:p>3106949</text:p>
          </table:table-cell>
          <table:table-cell office:value-type="float" office:value="3191552">
            <text:p>3191552</text:p>
          </table:table-cell>
          <table:table-cell/>
          <table:table-cell table:formula="of:=([.G21]-[.C21])/100" office:value-type="float" office:value="30652.49">
            <text:p>30652.49</text:p>
          </table:table-cell>
          <table:table-cell table:formula="of:=([.H21]-[.D21])/100" office:value-type="float" office:value="30672.29">
            <text:p>30672.29</text:p>
          </table:table-cell>
          <table:table-cell table:formula="of:=([.I21]-[.E21])/100" office:value-type="float" office:value="31518.73">
            <text:p>31518.73</text:p>
          </table:table-cell>
          <table:table-cell/>
          <table:table-cell table:formula="of:=[.C21]+[.K21]*9" office:value-type="float" office:value="314033.41">
            <text:p>314033.41</text:p>
          </table:table-cell>
          <table:table-cell table:formula="of:=[.D21]+[.L21]*9" office:value-type="float" office:value="315770.61">
            <text:p>315770.61</text:p>
          </table:table-cell>
          <table:table-cell table:formula="of:=[.E21]+[.M21]*9" office:value-type="float" office:value="323347.57">
            <text:p>323347.57</text:p>
          </table:table-cell>
        </table:table-row>
        <table:table-row table:style-name="ro2">
          <table:table-cell office:value-type="string">
            <text:p>CYCLE_ACTIVITY.CYCLES_L2_PENDING</text:p>
          </table:table-cell>
          <table:table-cell office:value-type="string">
            <text:p>r01a3:u</text:p>
          </table:table-cell>
          <table:table-cell office:value-type="float" office:value="1055154">
            <text:p>1055154</text:p>
          </table:table-cell>
          <table:table-cell office:value-type="float" office:value="1024581">
            <text:p>1024581</text:p>
          </table:table-cell>
          <table:table-cell office:value-type="float" office:value="1085833">
            <text:p>1085833</text:p>
          </table:table-cell>
          <table:table-cell/>
          <table:table-cell office:value-type="float" office:value="18103507">
            <text:p>18103507</text:p>
          </table:table-cell>
          <table:table-cell office:value-type="float" office:value="20921987">
            <text:p>20921987</text:p>
          </table:table-cell>
          <table:table-cell office:value-type="float" office:value="13618342">
            <text:p>13618342</text:p>
          </table:table-cell>
          <table:table-cell/>
          <table:table-cell table:formula="of:=([.G22]-[.C22])/100" office:value-type="float" office:value="170483.53">
            <text:p>170483.53</text:p>
          </table:table-cell>
          <table:table-cell table:formula="of:=([.H22]-[.D22])/100" office:value-type="float" office:value="198974.06">
            <text:p>198974.06</text:p>
          </table:table-cell>
          <table:table-cell table:formula="of:=([.I22]-[.E22])/100" office:value-type="float" office:value="125325.09">
            <text:p>125325.09</text:p>
          </table:table-cell>
          <table:table-cell/>
          <table:table-cell table:formula="of:=[.C22]+[.K22]*9" office:value-type="float" office:value="2589505.77">
            <text:p>2589505.77</text:p>
          </table:table-cell>
          <table:table-cell table:formula="of:=[.D22]+[.L22]*9" office:value-type="float" office:value="2815347.54">
            <text:p>2815347.54</text:p>
          </table:table-cell>
          <table:table-cell table:formula="of:=[.E22]+[.M22]*9" office:value-type="float" office:value="2213758.81">
            <text:p>2213758.81</text:p>
          </table:table-cell>
        </table:table-row>
        <table:table-row table:style-name="ro2">
          <table:table-cell office:value-type="string">
            <text:p>CYCLE_ACTIVITY.CYCLES_LDM_PENDING</text:p>
          </table:table-cell>
          <table:table-cell office:value-type="string">
            <text:p>r02a3:u</text:p>
          </table:table-cell>
          <table:table-cell office:value-type="float" office:value="239936990">
            <text:p>239936990</text:p>
          </table:table-cell>
          <table:table-cell office:value-type="float" office:value="227975334">
            <text:p>227975334</text:p>
          </table:table-cell>
          <table:table-cell office:value-type="float" office:value="202425500">
            <text:p>202425500</text:p>
          </table:table-cell>
          <table:table-cell/>
          <table:table-cell office:value-type="float" office:value="12345655054">
            <text:p>12345655054</text:p>
          </table:table-cell>
          <table:table-cell office:value-type="float" office:value="10553062806">
            <text:p>10553062806</text:p>
          </table:table-cell>
          <table:table-cell office:value-type="float" office:value="9402301492">
            <text:p>9402301492</text:p>
          </table:table-cell>
          <table:table-cell/>
          <table:table-cell table:formula="of:=([.G23]-[.C23])/100" office:value-type="float" office:value="121057180.64">
            <text:p>121057180.64</text:p>
          </table:table-cell>
          <table:table-cell table:formula="of:=([.H23]-[.D23])/100" office:value-type="float" office:value="103250874.72">
            <text:p>103250874.72</text:p>
          </table:table-cell>
          <table:table-cell table:formula="of:=([.I23]-[.E23])/100" office:value-type="float" office:value="91998759.92">
            <text:p>91998759.92</text:p>
          </table:table-cell>
          <table:table-cell/>
          <table:table-cell table:formula="of:=[.C23]+[.K23]*9" office:value-type="float" office:value="1329451615.76">
            <text:p>1329451615.76</text:p>
          </table:table-cell>
          <table:table-cell table:formula="of:=[.D23]+[.L23]*9" office:value-type="float" office:value="1157233206.48">
            <text:p>1157233206.48</text:p>
          </table:table-cell>
          <table:table-cell table:formula="of:=[.E23]+[.M23]*9" office:value-type="float" office:value="1030414339.28">
            <text:p>1030414339.28</text:p>
          </table:table-cell>
        </table:table-row>
        <table:table-row table:style-name="ro2">
          <table:table-cell office:value-type="string">
            <text:p>CYCLE_ACTIVITY.CYCLES_L1D_PENDING</text:p>
          </table:table-cell>
          <table:table-cell office:value-type="string">
            <text:p>r08a3:u</text:p>
          </table:table-cell>
          <table:table-cell office:value-type="float" office:value="324537680">
            <text:p>324537680</text:p>
          </table:table-cell>
          <table:table-cell office:value-type="float" office:value="263790256">
            <text:p>263790256</text:p>
          </table:table-cell>
          <table:table-cell office:value-type="float" office:value="208963104">
            <text:p>208963104</text:p>
          </table:table-cell>
          <table:table-cell/>
          <table:table-cell office:value-type="float" office:value="32077729128">
            <text:p>32077729128</text:p>
          </table:table-cell>
          <table:table-cell office:value-type="float" office:value="21614783976">
            <text:p>21614783976</text:p>
          </table:table-cell>
          <table:table-cell office:value-type="float" office:value="17777515800">
            <text:p>17777515800</text:p>
          </table:table-cell>
          <table:table-cell/>
          <table:table-cell table:formula="of:=([.G24]-[.C24])/100" office:value-type="float" office:value="317531914.48">
            <text:p>317531914.48</text:p>
          </table:table-cell>
          <table:table-cell table:formula="of:=([.H24]-[.D24])/100" office:value-type="float" office:value="213509937.2">
            <text:p>213509937.2</text:p>
          </table:table-cell>
          <table:table-cell table:formula="of:=([.I24]-[.E24])/100" office:value-type="float" office:value="175685526.96">
            <text:p>175685526.96</text:p>
          </table:table-cell>
          <table:table-cell/>
          <table:table-cell table:formula="of:=[.C24]+[.K24]*9" office:value-type="float" office:value="3182324910.32">
            <text:p>3182324910.32</text:p>
          </table:table-cell>
          <table:table-cell table:formula="of:=[.D24]+[.L24]*9" office:value-type="float" office:value="2185379690.8">
            <text:p>2185379690.8</text:p>
          </table:table-cell>
          <table:table-cell table:formula="of:=[.E24]+[.M24]*9" office:value-type="float" office:value="1790132846.64">
            <text:p>1790132846.64</text:p>
          </table:table-cell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2"/>
          <table:table-cell office:value-type="string">
            <text:p>(0x2aaaac292010, 0x607010, 0x617020)</text:p>
          </table:table-cell>
          <table:table-cell office:value-type="string">
            <text:p>(0x2aaaac292010, 0x607010, 0x6170b0)</text:p>
          </table:table-cell>
          <table:table-cell office:value-type="string">
            <text:p>(0x2aaaac292010, 0x6073d0, 0x6173e0)</text:p>
          </table:table-cell>
          <table:table-cell table:number-columns-repeated="12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30T14:54:41</dc:date>
    <dc:creator>Lars Melhus</dc:creator>
    <meta:generator>LibreOffice/3.5$Linux_X86_64 LibreOffice_project/350m1$Build-2</meta:generator>
    <meta:editing-duration>PT1M10S</meta:editing-duration>
    <meta:editing-cycles>2</meta:editing-cycles>
    <meta:document-statistic meta:table-count="4" meta:cell-count="1067" meta:object-count="0"/>
  </office:meta>
</office:document-meta>
</file>